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sans-serif" svg:font-family="sans-serif"/>
    <style:font-face style:name="Courier New" svg:font-family="'Courier New'" style:font-family-generic="modern"/>
    <style:font-face style:name="Tms Rmn" svg:font-family="'Tms Rmn'" style:font-family-generic="roman"/>
    <style:font-face style:name="Arial2" svg:font-family="Arial, 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in" table:align="margins" style:writing-mode="lr-tb"/>
    </style:style>
    <style:style style:name="Table3.A" style:family="table-column">
      <style:table-column-properties style:column-width="3.5in" style:rel-column-width="32767*"/>
    </style:style>
    <style:style style:name="Table3.B" style:family="table-column">
      <style:table-column-properties style:column-width="3.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7in" table:align="margins" style:writing-mode="lr-tb"/>
    </style:style>
    <style:style style:name="Table4.A" style:family="table-column">
      <style:table-column-properties style:column-width="2.3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text-properties fo:color="#000000" fo:font-style="normal" style:font-style-asian="normal" style:font-style-complex="normal"/>
    </style:style>
    <style:style style:name="P2" style:family="paragraph" style:parent-style-name="Body">
      <style:text-properties fo:color="#000000" fo:font-style="italic" style:font-style-asian="italic"/>
    </style:style>
    <style:style style:name="P3" style:family="paragraph" style:parent-style-name="Standard">
      <style:paragraph-properties fo:margin-top="0.111in" fo:margin-bottom="0in"/>
    </style:style>
    <style:style style:name="P4" style:family="paragraph" style:parent-style-name="Body">
      <style:text-properties fo:color="#000000" fo:font-style="italic" style:font-style-asian="italic"/>
    </style:style>
    <style:style style:name="P5" style:family="paragraph" style:parent-style-name="Body">
      <style:text-properties fo:color="#000000" fo:font-style="italic" style:font-style-asian="italic" style:font-style-complex="italic"/>
    </style:style>
    <style:style style:name="P6" style:family="paragraph" style:parent-style-name="Body">
      <style:text-properties fo:color="#000000" fo:font-style="normal" style:font-style-asian="normal" style:font-style-complex="normal"/>
    </style:style>
    <style:style style:name="P7" style:family="paragraph" style:parent-style-name="Body">
      <style:text-properties fo:color="#000000" fo:font-style="normal" fo:font-weight="normal" style:font-style-asian="normal" style:font-weight-asian="normal" style:font-style-complex="normal" style:font-weight-complex="normal"/>
    </style:style>
    <style:style style:name="P8" style:family="paragraph" style:parent-style-name="Body">
      <style:text-properties fo:color="#000000" fo:font-size="10pt" style:font-size-asian="10pt" style:font-size-complex="10pt"/>
    </style:style>
    <style:style style:name="P9" style:family="paragraph" style:parent-style-name="Body">
      <style:text-properties fo:color="#000000" style:font-name="Arial" fo:font-size="10pt" fo:font-weight="normal" style:font-name-asian="Tms Rmn" style:font-size-asian="10pt" style:font-weight-asian="normal" style:font-name-complex="Tms Rmn" style:font-size-complex="10pt" style:font-weight-complex="normal"/>
    </style:style>
    <style:style style:name="P10" style:family="paragraph" style:parent-style-name="Body">
      <style:text-properties fo:language="en" fo:country="GB"/>
    </style:style>
    <style:style style:name="P11" style:family="paragraph" style:parent-style-name="Body">
      <style:text-properties fo:color="#ff0000" fo:font-style="italic" style:font-style-asian="italic"/>
    </style:style>
    <style:style style:name="P12" style:family="paragraph" style:parent-style-name="Body">
      <style:text-properties fo:color="#ff0000" fo:font-style="italic" fo:font-weight="bold" style:font-style-asian="italic" style:font-weight-asian="bold"/>
    </style:style>
    <style:style style:name="P13" style:family="paragraph" style:parent-style-name="Body">
      <style:text-properties fo:font-style="italic" style:font-style-asian="italic" style:font-style-complex="italic"/>
    </style:style>
    <style:style style:name="P14" style:family="paragraph" style:parent-style-name="Body">
      <style:text-properties style:font-name="Arial1" fo:language="en" fo:country="GB"/>
    </style:style>
    <style:style style:name="P15" style:family="paragraph" style:parent-style-name="Body">
      <style:text-properties style:font-name="Courier New1"/>
    </style:style>
    <style:style style:name="P16" style:family="paragraph" style:parent-style-name="CellBody">
      <style:paragraph-properties style:snap-to-layout-grid="false"/>
    </style:style>
    <style:style style:name="P17" style:family="paragraph" style:parent-style-name="CellBody">
      <style:paragraph-properties style:snap-to-layout-grid="false"/>
      <style:text-properties fo:color="#000000" fo:font-style="normal" style:font-style-asian="normal" style:font-style-complex="normal"/>
    </style:style>
    <style:style style:name="P18" style:family="paragraph" style:parent-style-name="CellBody">
      <style:paragraph-properties fo:keep-with-next="always" style:snap-to-layout-grid="false"/>
    </style:style>
    <style:style style:name="P19" style:family="paragraph" style:parent-style-name="CellHeading">
      <style:paragraph-properties fo:text-align="center" style:justify-single-word="false" fo:keep-with-next="always" style:snap-to-layout-grid="false"/>
    </style:style>
    <style:style style:name="P20" style:family="paragraph" style:parent-style-name="Abstract">
      <style:text-properties fo:color="#000000" fo:language="en" fo:country="GB" fo:font-style="normal" style:font-style-asian="normal" style:font-style-complex="normal"/>
    </style:style>
    <style:style style:name="P2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2" style:family="paragraph" style:parent-style-name="Standard">
      <style:paragraph-properties style:writing-mode="lr-tb"/>
      <style:text-properties style:font-name="sans-serif" fo:font-size="9.75pt"/>
    </style:style>
    <style:style style:name="P23" style:family="paragraph" style:parent-style-name="Standard">
      <style:text-properties fo:color="#3f5fbf"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text-overline-style="none" style:text-overline-color="font-color"/>
    </style:style>
    <style:style style:name="P24" style:family="paragraph" style:parent-style-name="Standard">
      <style:paragraph-properties style:text-autospace="none"/>
      <style:text-properties fo:color="#000000" style:text-line-through-style="none" style:font-name="Arial2" fo:font-size="14pt" style:text-underline-style="none" fo:font-weight="normal" style:font-name-asian="Arial2" style:font-size-asian="14pt" style:font-weight-asian="normal" style:font-name-complex="Arial2" style:font-size-complex="14pt" style:font-weight-complex="normal"/>
    </style:style>
    <style:style style:name="P25" style:family="paragraph" style:parent-style-name="Standard">
      <style:paragraph-properties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26" style:family="paragraph" style:parent-style-name="Standard">
      <style:paragraph-properties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27" style:family="paragraph" style:parent-style-name="Standard">
      <style:text-properties fo:color="#000000" style:font-name="Courier New1" fo:font-size="10pt" style:font-name-asian="Courier New1" style:font-size-asian="10pt" style:font-name-complex="Courier New1" style:font-size-complex="10pt"/>
    </style:style>
    <style:style style:name="P28"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f5fbf"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text-overline-style="none" style:text-overline-color="font-color"/>
    </style:style>
    <style:style style:name="P29"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f5fbf" style:text-outline="false" style:text-line-through-style="none"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text-overline-style="none" style:text-overline-color="font-color"/>
    </style:style>
    <style:style style:name="P30"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46464"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text-overline-style="none" style:text-overline-color="font-color"/>
    </style:style>
    <style:style style:name="P31"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46464" style:text-outline="false" style:text-line-through-style="none"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text-overline-style="none" style:text-overline-color="font-color"/>
    </style:style>
    <style:style style:name="P32"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7889fb" style:text-outline="false" style:text-line-through-style="none"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text-emphasize="none" style:text-overline-style="none" style:text-overline-color="font-color"/>
    </style:style>
    <style:style style:name="P33"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7889fb"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text-overline-style="none" style:text-overline-color="font-color"/>
    </style:style>
    <style:style style:name="P34"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7889fb" style:text-outline="false" style:text-line-through-style="none"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text-overline-style="none" style:text-overline-color="font-color"/>
    </style:style>
    <style:style style:name="P35"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7889fb" style:text-outline="false" style:text-line-through-style="none" style:font-name="Courier New1" fo:font-size="11pt" fo:font-style="normal" fo:text-shadow="none" style:text-underline-style="none" fo:font-weight="bold" style:font-name-asian="Courier New1" style:font-size-asian="11pt" style:font-style-asian="normal" style:font-weight-asian="bold" style:font-name-complex="Courier New1" style:font-size-complex="11pt" style:font-style-complex="normal" style:font-weight-complex="bold" style:text-emphasize="none" style:text-overline-style="none" style:text-overline-color="font-color"/>
    </style:style>
    <style:style style:name="P36"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text-emphasize="none" style:text-overline-style="none" style:text-overline-color="font-color"/>
    </style:style>
    <style:style style:name="P37"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text-emphasize="none" style:text-overline-style="none" style:text-overline-color="font-color"/>
    </style:style>
    <style:style style:name="P38"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Courier New1" fo:font-size="11pt" fo:font-style="normal" fo:text-shadow="none" style:text-underline-style="none" fo:font-weight="bold" style:font-name-asian="Courier New1" style:font-size-asian="11pt" style:font-style-asian="normal" style:font-weight-asian="bold" style:font-name-complex="Courier New1" style:font-size-complex="11pt" style:font-style-complex="normal" style:font-weight-complex="bold" style:text-emphasize="none" style:text-overline-style="none" style:text-overline-color="font-color"/>
    </style:style>
    <style:style style:name="P39"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text-overline-style="none" style:text-overline-color="font-color"/>
    </style:style>
    <style:style style:name="P40"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paragraph-properties fo:margin-left="0in" fo:margin-right="0in" fo:margin-top="0in" fo:margin-bottom="0in" fo:line-height="9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8080" style:text-outline="false" style:text-line-through-style="none"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text-overline-style="none" style:text-overline-color="font-color"/>
    </style:style>
    <style:style style:name="P42"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43" style:family="paragraph" style:parent-style-name="Standard">
      <style:paragraph-properties fo:margin-left="0in" fo:margin-right="0in" fo:margin-top="0in" fo:margin-bottom="0in" fo:text-align="justify" style:justify-single-word="false" fo:text-indent="0in" style:auto-text-indent="false"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44" style:family="paragraph" style:parent-style-name="Standard">
      <style:paragraph-properties fo:margin-left="0in" fo:margin-right="0in" fo:margin-top="0in" fo:margin-bottom="0in" fo:text-indent="0in" style:auto-text-indent="false" style:text-autospace="none"/>
      <style:text-properties fo:color="#000000" style:font-name="Arial2" fo:font-size="14pt" fo:font-weight="bold" style:font-name-asian="Arial2" style:font-size-asian="14pt" style:font-weight-asian="bold" style:font-name-complex="Arial2" style:font-size-complex="14pt" style:font-weight-complex="bold"/>
    </style:style>
    <style:style style:name="P45" style:family="paragraph" style:parent-style-name="Standard">
      <style:paragraph-properties fo:margin-left="0in" fo:margin-right="0in" fo:margin-top="0.0835in" fo:margin-bottom="0.0835in" fo:text-align="justify" style:justify-single-word="false" fo:text-indent="0in" style:auto-text-indent="false"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46" style:family="paragraph" style:parent-style-name="Body">
      <style:paragraph-properties fo:margin-left="0in" fo:margin-right="0in" fo:text-indent="0.0134in" style:auto-text-indent="false"/>
      <style:text-properties fo:color="#ff0000" fo:font-style="italic" style:font-style-asian="italic"/>
    </style:style>
    <style:style style:name="P47" style:family="paragraph" style:parent-style-name="Body">
      <style:paragraph-properties fo:margin-left="0.0102in" fo:margin-right="0in" fo:text-indent="0in" style:auto-text-indent="false"/>
      <style:text-properties fo:color="#000000" fo:font-style="normal" style:font-style-asian="normal" style:font-style-complex="normal"/>
    </style:style>
    <style:style style:name="P4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1" style:family="paragraph" style:parent-style-name="Body">
      <style:text-properties fo:color="#000000" fo:font-style="normal" style:font-style-asian="normal" style:font-style-complex="normal"/>
    </style:style>
    <style:style style:name="P52" style:family="paragraph" style:parent-style-name="Body" style:list-style-name="L1">
      <style:text-properties fo:color="#000000" fo:font-style="normal" style:font-style-asian="normal" style:font-style-complex="normal"/>
    </style:style>
    <style:style style:name="P53" style:family="paragraph" style:parent-style-name="Body" style:list-style-name="L2">
      <style:text-properties fo:color="#000000" fo:font-style="normal" style:font-style-asian="normal" style:font-style-complex="normal"/>
    </style:style>
    <style:style style:name="P54" style:family="paragraph" style:parent-style-name="Body" style:list-style-name="L3">
      <style:text-properties fo:color="#000000" fo:font-style="normal" style:font-style-asian="normal" style:font-style-complex="normal"/>
    </style:style>
    <style:style style:name="P55" style:family="paragraph" style:parent-style-name="Body" style:list-style-name="L7">
      <style:text-properties fo:color="#000000" fo:font-style="normal" style:font-style-asian="normal" style:font-style-complex="normal"/>
    </style:style>
    <style:style style:name="P56" style:family="paragraph" style:parent-style-name="Body">
      <style:text-properties fo:color="#000000" fo:font-style="italic" style:font-style-asian="italic"/>
    </style:style>
    <style:style style:name="P5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8" style:family="paragraph" style:parent-style-name="Body">
      <style:text-properties fo:language="en" fo:country="US" style:language-complex="ar" style:country-complex="SA"/>
    </style:style>
    <style:style style:name="P59" style:family="paragraph" style:parent-style-name="Abstract">
      <style:text-properties fo:font-size="16pt" fo:font-weight="bold" style:font-size-asian="16pt" style:font-weight-asian="bold"/>
    </style:style>
    <style:style style:name="P60" style:family="paragraph" style:parent-style-name="Standard" style:list-style-name="L4">
      <style:paragraph-properties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61" style:family="paragraph" style:parent-style-name="Standard" style:list-style-name="L6">
      <style:paragraph-properties style:text-autospace="none"/>
      <style:text-properties fo:color="#000000" style:font-name="Arial2" fo:font-size="10pt" style:font-name-asian="Arial2" style:font-size-asian="10pt" style:font-name-complex="Arial2" style:font-size-complex="10pt"/>
    </style:style>
    <style:style style:name="P62" style:family="paragraph" style:parent-style-name="Standard" style:list-style-name="WW8Num3">
      <style:text-properties fo:color="#000000" style:font-name="Arial2" fo:font-size="10pt" style:text-underline-style="solid" style:text-underline-width="auto" style:text-underline-color="font-color" style:font-name-asian="Arial2" style:font-size-asian="10pt" style:font-name-complex="Arial2" style:font-size-complex="10pt"/>
    </style:style>
    <style:style style:name="P63" style:family="paragraph" style:parent-style-name="Standard" style:list-style-name="L5">
      <style:paragraph-properties style:text-autospace="none"/>
    </style:style>
    <style:style style:name="P64" style:family="paragraph" style:parent-style-name="Standard" style:list-style-name="WW8Num3"/>
    <style:style style:name="P65" style:family="paragraph" style:parent-style-name="Standard">
      <style:text-properties style:font-name="Arial" fo:font-size="9pt" fo:language="en" fo:country="US" style:font-size-asian="9pt" style:font-size-complex="9pt" style:language-complex="ar" style:country-complex="SA"/>
    </style:style>
    <style:style style:name="P66" style:family="paragraph" style:parent-style-name="Standard">
      <style:text-properties style:font-name="Arial" fo:language="en" fo:country="US" style:language-complex="ar" style:country-complex="SA"/>
    </style:style>
    <style:style style:name="P67" style:family="paragraph" style:parent-style-name="Standard" style:list-style-name="L4">
      <style:paragraph-properties fo:margin-top="0in" fo:margin-bottom="0in" style:text-autospace="none"/>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P68" style:family="paragraph" style:parent-style-name="Standard" style:list-style-name="L5">
      <style:paragraph-properties fo:margin-top="0in" fo:margin-bottom="0in" style:text-autospace="none"/>
    </style:style>
    <style:style style:name="P69" style:family="paragraph" style:parent-style-name="Standard" style:list-style-name="L6">
      <style:paragraph-properties fo:margin-top="0in" fo:margin-bottom="0in" style:text-autospace="none"/>
    </style:style>
    <style:style style:name="P70" style:family="paragraph" style:parent-style-name="Standard" style:list-style-name="RTF_5f_Num_20_8">
      <style:paragraph-properties fo:margin-left="0in" fo:margin-right="0in" fo:margin-top="0in" fo:margin-bottom="0in" fo:text-indent="0in" style:auto-text-indent="false" style:text-autospace="none"/>
      <style:text-properties fo:color="#000000" style:text-line-through-style="none" style:font-name="Arial2" fo:font-size="10pt" style:text-underline-style="none" style:font-name-asian="Arial2" style:font-size-asian="10pt" style:font-name-complex="Arial2" style:font-size-complex="10pt"/>
    </style:style>
    <style:style style:name="P71" style:family="paragraph">
      <style:text-properties fo:language="en" fo:country="GB"/>
    </style:style>
    <style:style style:name="P72" style:family="paragraph" style:parent-style-name="Heading_20_1">
      <style:paragraph-properties fo:break-before="page"/>
    </style:style>
    <style:style style:name="P73" style:family="paragraph" style:parent-style-name="Heading_20_2">
      <style:text-properties fo:font-style="italic" style:font-style-asian="italic" style:font-style-complex="italic"/>
    </style:style>
    <style:style style:name="P74" style:family="paragraph" style:parent-style-name="Heading_20_2">
      <style:text-properties fo:language="en" fo:country="US" style:language-complex="ar" style:country-complex="SA"/>
    </style:style>
    <style:style style:name="P75" style:family="paragraph" style:parent-style-name="Heading_20_3">
      <style:text-properties fo:color="#000000" fo:font-style="normal" style:font-style-asian="normal" style:font-style-complex="normal"/>
    </style:style>
    <style:style style:name="P76" style:family="paragraph" style:parent-style-name="Document_20_Title" style:master-page-name="First_20_Page">
      <style:paragraph-properties fo:text-align="center" style:justify-single-word="false" style:page-number="auto"/>
    </style:style>
    <style:style style:name="T1" style:family="text">
      <style:text-properties fo:font-style="normal" style:font-style-asian="normal" style:font-style-complex="normal"/>
    </style:style>
    <style:style style:name="T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text-outline="false" style:text-line-through-style="none" style:font-name="Courier New1" fo:font-size="11pt" fo:font-style="normal" fo:text-shadow="none" style:text-underline-style="none" fo:font-weight="normal" style:font-name-asian="Courier New1" style:font-size-asian="11pt" style:font-style-asian="normal" style:font-weight-asian="normal" style:font-name-complex="Courier New1" style:font-size-complex="11pt" style:font-style-complex="normal" style:font-weight-complex="normal" style:text-emphasize="none" style:text-overline-style="none" style:text-overline-color="font-color"/>
    </style:style>
    <style:style style:name="T6" style:family="text">
      <style:text-properties fo:color="#000000" style:text-outline="false" style:text-line-through-style="none" style:font-name="Courier New1" fo:font-size="11pt" fo:font-style="italic" fo:text-shadow="none" style:text-underline-style="none" fo:font-weight="normal" style:font-name-asian="Courier New1" style:font-size-asian="11pt" style:font-style-asian="italic" style:font-weight-asian="normal" style:font-name-complex="Courier New1" style:font-size-complex="11pt" style:font-style-complex="italic" style:font-weight-complex="normal" style:text-emphasize="none" style:text-overline-style="none" style:text-overline-color="font-color"/>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000000" style:font-name="Arial2" fo:font-size="10pt" style:text-underline-style="solid" style:text-underline-width="auto" style:text-underline-color="font-color" style:font-name-asian="Arial2" style:font-size-asian="10pt" style:font-name-complex="Arial2" style:font-size-complex="10pt"/>
    </style:style>
    <style:style style:name="T10" style:family="text">
      <style:text-properties fo:color="#000000" style:text-line-through-style="none" style:font-name="Arial2" fo:font-size="10pt" style:text-underline-style="none" style:font-name-asian="Arial2" style:font-size-asian="10pt" style:font-name-complex="Arial2" style:font-size-complex="10pt"/>
    </style:style>
    <style:style style:name="T11" style:family="text">
      <style:text-properties fo:color="#000000" style:text-line-through-style="none" style:font-name="Arial2" fo:font-size="10pt" style:text-underline-style="none" fo:font-weight="normal" style:font-name-asian="Arial2" style:font-size-asian="10pt" style:font-weight-asian="normal" style:font-name-complex="Arial2" style:font-size-complex="10pt" style:font-weight-complex="normal"/>
    </style:style>
    <style:style style:name="T12" style:family="text">
      <style:text-properties fo:color="#000000" style:text-line-through-style="none" style:font-name="Arial2" fo:font-size="11.5pt" style:text-underline-style="none" fo:font-weight="normal" style:font-name-asian="Arial2" style:font-size-asian="11.5pt" style:font-weight-asian="normal" style:font-name-complex="Arial2" style:font-size-complex="11.5pt"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font-name="Arial" fo:font-size="10pt" style:font-name-asian="Times New Roman" style:font-size-asian="10pt" style:font-name-complex="Times New Roman" style:font-size-complex="10pt" style:language-complex="ar" style:country-complex="SA"/>
    </style:style>
    <style:style style:name="T17" style:family="text">
      <style:text-properties style:font-name="Arial" style:font-name-asian="Tms Rmn" style:font-name-complex="Tms Rmn"/>
    </style:style>
    <style:style style:name="T18" style:family="text">
      <style:text-properties style:font-name="Arial" fo:font-weight="normal" style:font-name-asian="Tms Rmn" style:font-weight-asian="normal" style:font-name-complex="Tms Rmn" style:font-weight-complex="normal"/>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fo:color="#7f0055"/>
    </style:style>
    <style:style style:name="T22" style:family="text">
      <style:text-properties fo:color="#2a00ff"/>
    </style:style>
    <style:style style:name="T23" style:family="text">
      <style:text-properties fo:color="#800000"/>
    </style:style>
    <style:style style:name="T24" style:family="text">
      <style:text-properties fo:color="#800000" fo:font-weight="bold" style:font-weight-asian="bold" style:font-weight-complex="bold"/>
    </style:style>
    <style:style style:name="T25" style:family="text">
      <style:text-properties fo:color="#808000" fo:font-style="italic" style:font-style-asian="italic" style:font-style-complex="italic"/>
    </style:style>
    <style:style style:name="T26" style:family="text">
      <style:text-properties fo:color="#808000" style:text-outline="false" style:text-line-through-style="none" style:font-name="Courier New1" fo:font-size="11pt" fo:font-style="italic" fo:text-shadow="none" style:text-underline-style="none" fo:font-weight="normal" style:font-name-asian="Courier New1" style:font-size-asian="11pt" style:font-style-asian="italic" style:font-weight-asian="normal" style:font-name-complex="Courier New1" style:font-size-complex="11pt" style:font-style-complex="italic" style:font-weight-complex="normal" style:text-emphasize="none" style:text-overline-style="none" style:text-overline-color="font-color"/>
    </style:style>
    <style:style style:name="T27" style:family="text">
      <style:text-properties fo:color="#0000c0"/>
    </style:style>
    <style:style style:name="T28" style:family="text">
      <style:text-properties fo:color="#820040" fo:font-weight="bold" style:font-weight-asian="bold" style:font-weight-complex="bold"/>
    </style:style>
    <style:style style:name="T29" style:family="text">
      <style:text-properties fo:color="#4200ff"/>
    </style:style>
    <style:style style:name="T30" style:family="text">
      <style:text-properties style:font-name="Arial1" fo:language="en" fo:country="GB"/>
    </style:style>
    <style:style style:name="T31" style:family="text">
      <style:text-properties style:text-line-through-style="none" style:text-underline-style="none" fo:font-weight="normal" style:font-weight-asian="normal" style:font-weight-complex="normal"/>
    </style:style>
    <style:style style:name="T32" style:family="text">
      <style:text-properties fo:font-style="italic" style:font-style-asian="italic" style:font-style-complex="italic"/>
    </style:style>
    <style:style style:name="T33" style:family="text">
      <style:text-properties style:text-position="super 58%"/>
    </style:style>
    <style:style style:name="T34" style:family="text">
      <style:text-properties fo:language="en" fo:country="US" style:language-complex="ar" style:country-complex="SA"/>
    </style:style>
    <style:style style:name="T35"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85051888" text:id="ct585051888">
          <text:insertion>
            <office:change-info>
              <dc:creator>Emily Jiang</dc:creator>
              <dc:date>2013-03-13T17:00:00</dc:date>
            </office:change-info>
          </text:insertion>
        </text:changed-region>
        <text:changed-region xml:id="ct488292768" text:id="ct488292768">
          <text:insertion>
            <office:change-info>
              <dc:creator>Emily Jiang</dc:creator>
              <dc:date>2013-03-13T17:01:00</dc:date>
            </office:change-info>
          </text:insertion>
        </text:changed-region>
        <text:changed-region xml:id="ct584304416" text:id="ct584304416">
          <text:insertion>
            <office:change-info>
              <dc:creator>Emily Jiang</dc:creator>
              <dc:date>2013-03-13T17:03:00</dc:date>
            </office:change-info>
          </text:insertion>
        </text:changed-region>
        <text:changed-region xml:id="ct584845504" text:id="ct584845504">
          <text:insertion>
            <office:change-info>
              <dc:creator>Emily Jiang</dc:creator>
              <dc:date>2013-03-13T17:04:00</dc:date>
            </office:change-info>
          </text:insertion>
        </text:changed-region>
        <text:changed-region xml:id="ct280768304" text:id="ct280768304">
          <text:insertion>
            <office:change-info>
              <dc:creator>Emily Jiang</dc:creator>
              <dc:date>2013-03-13T17:04:00</dc:date>
            </office:change-info>
          </text:insertion>
        </text:changed-region>
        <text:changed-region xml:id="ct488018432" text:id="ct488018432">
          <text:insertion>
            <office:change-info>
              <dc:creator>Emily Jiang</dc:creator>
              <dc:date>2013-03-13T17:05:00</dc:date>
            </office:change-info>
          </text:insertion>
        </text:changed-region>
        <text:changed-region xml:id="ct280314080" text:id="ct280314080">
          <text:insertion>
            <office:change-info>
              <dc:creator>Emily Jiang</dc:creator>
              <dc:date>2013-04-09T16:56:00</dc:date>
            </office:change-info>
          </text:insertion>
        </text:changed-region>
        <text:changed-region xml:id="ct584162880" text:id="ct584162880">
          <text:insertion>
            <office:change-info>
              <dc:creator>Emily Jiang</dc:creator>
              <dc:date>2013-04-09T17:13:00</dc:date>
            </office:change-info>
          </text:insertion>
        </text:changed-region>
        <text:changed-region xml:id="ct282097520" text:id="ct282097520">
          <text:insertion>
            <office:change-info>
              <dc:creator>Emily Jiang</dc:creator>
              <dc:date>2013-04-09T16:57:00</dc:date>
            </office:change-info>
          </text:insertion>
        </text:changed-region>
        <text:changed-region xml:id="ct584102960" text:id="ct584102960">
          <text:insertion>
            <office:change-info>
              <dc:creator>Emily Jiang</dc:creator>
              <dc:date>2013-04-09T17:12:00</dc:date>
            </office:change-info>
          </text:insertion>
        </text:changed-region>
        <text:changed-region xml:id="ct280722544" text:id="ct280722544">
          <text:insertion>
            <office:change-info>
              <dc:creator>Emily Jiang</dc:creator>
              <dc:date>2013-04-09T14:57:00</dc:date>
            </office:change-info>
          </text:insertion>
        </text:changed-region>
        <text:changed-region xml:id="ct488433216" text:id="ct488433216">
          <text:insertion>
            <office:change-info>
              <dc:creator>Emily Jiang</dc:creator>
              <dc:date>2013-04-09T14:58:00</dc:date>
            </office:change-info>
          </text:insertion>
        </text:changed-region>
        <text:changed-region xml:id="ct487799424" text:id="ct487799424">
          <text:insertion>
            <office:change-info>
              <dc:creator>Emily Jiang</dc:creator>
              <dc:date>2013-04-09T15:00:00</dc:date>
            </office:change-info>
          </text:insertion>
        </text:changed-region>
        <text:changed-region xml:id="ct280730288" text:id="ct280730288">
          <text:insertion>
            <office:change-info>
              <dc:creator>Emily Jiang</dc:creator>
              <dc:date>2013-04-09T17:19:00</dc:date>
            </office:change-info>
          </text:insertion>
        </text:changed-region>
        <text:changed-region xml:id="ct280333040" text:id="ct280333040">
          <text:insertion>
            <office:change-info>
              <dc:creator>Emily Jiang</dc:creator>
              <dc:date>2013-04-09T15:01:00</dc:date>
            </office:change-info>
          </text:insertion>
        </text:changed-region>
        <text:changed-region xml:id="ct584127776" text:id="ct584127776">
          <text:insertion>
            <office:change-info>
              <dc:creator>Emily Jiang</dc:creator>
              <dc:date>2013-04-09T15:11:00</dc:date>
            </office:change-info>
          </text:insertion>
        </text:changed-region>
        <text:changed-region xml:id="ct488343744" text:id="ct488343744">
          <text:insertion>
            <office:change-info>
              <dc:creator>Emily Jiang</dc:creator>
              <dc:date>2013-04-09T15:02:00</dc:date>
            </office:change-info>
          </text:insertion>
        </text:changed-region>
        <text:changed-region xml:id="ct280721904" text:id="ct280721904">
          <text:insertion>
            <office:change-info>
              <dc:creator>Emily Jiang</dc:creator>
              <dc:date>2013-04-09T15:11:00</dc:date>
            </office:change-info>
          </text:insertion>
        </text:changed-region>
        <text:changed-region xml:id="ct282106352" text:id="ct282106352">
          <text:insertion>
            <office:change-info>
              <dc:creator>Emily Jiang</dc:creator>
              <dc:date>2013-04-09T15:12:00</dc:date>
            </office:change-info>
          </text:insertion>
        </text:changed-region>
        <text:changed-region xml:id="ct280575392" text:id="ct280575392">
          <text:insertion>
            <office:change-info>
              <dc:creator>Emily Jiang</dc:creator>
              <dc:date>2013-04-09T14:55:00</dc:date>
            </office:change-info>
          </text:insertion>
        </text:changed-region>
        <text:changed-region xml:id="ct86878400" text:id="ct86878400">
          <text:deletion>
            <office:change-info>
              <dc:creator>Emily Jiang</dc:creator>
              <dc:date>2013-04-09T15:12:00</dc:date>
            </office:change-info>
            <text:p text:style-name="P1">It is identified by the opt-in header of Export-EJB. The following table lists the meaning of the Export-EJB header.</text:p>
          </text:deletion>
        </text:changed-region>
        <text:changed-region xml:id="ct280232576" text:id="ct280232576">
          <text:deletion>
            <office:change-info>
              <dc:creator>Emily Jiang</dc:creator>
              <dc:date>2013-04-09T15:12:00</dc:date>
            </office:change-info>
            <text:p text:style-name="Table_20_Contents">Export-EJB</text:p>
          </text:deletion>
        </text:changed-region>
        <text:changed-region xml:id="ct282104512" text:id="ct282104512">
          <text:insertion>
            <office:change-info>
              <dc:creator>Emily Jiang</dc:creator>
              <dc:date>2013-04-09T15:12:00</dc:date>
            </office:change-info>
          </text:insertion>
        </text:changed-region>
        <text:changed-region xml:id="ct280563984" text:id="ct280563984">
          <text:deletion>
            <office:change-info>
              <dc:creator>Emily Jiang</dc:creator>
              <dc:date>2013-04-09T15:12:00</dc:date>
            </office:change-info>
            <text:p text:style-name="Table_20_Contents">(one space)</text:p>
          </text:deletion>
        </text:changed-region>
        <text:changed-region xml:id="ct584756336" text:id="ct584756336">
          <text:insertion>
            <office:change-info>
              <dc:creator>Emily Jiang</dc:creator>
              <dc:date>2013-04-09T15:12:00</dc:date>
            </office:change-info>
          </text:insertion>
        </text:changed-region>
        <text:changed-region xml:id="ct584583568" text:id="ct584583568">
          <text:insertion>
            <office:change-info>
              <dc:creator>Emily Jiang</dc:creator>
              <dc:date>2013-04-09T15:12:00</dc:date>
            </office:change-info>
          </text:insertion>
        </text:changed-region>
        <text:changed-region xml:id="ct280022688" text:id="ct280022688">
          <text:deletion>
            <office:change-info>
              <dc:creator>Emily Jiang</dc:creator>
              <dc:date>2013-04-09T15:12:00</dc:date>
            </office:change-info>
            <text:p text:style-name="Table_20_Contents">Export-EJB</text:p>
          </text:deletion>
        </text:changed-region>
        <text:changed-region xml:id="ct584493184" text:id="ct584493184">
          <text:deletion>
            <office:change-info>
              <dc:creator>Emily Jiang</dc:creator>
              <dc:date>2013-04-09T15:13:00</dc:date>
            </office:change-info>
            <text:p text:style-name="Table_20_Contents">: NONE</text:p>
          </text:deletion>
        </text:changed-region>
        <text:changed-region xml:id="ct86032480" text:id="ct86032480">
          <text:deletion>
            <office:change-info>
              <dc:creator>Emily Jiang</dc:creator>
              <dc:date>2013-04-09T15:12:00</dc:date>
            </office:change-info>
            <text:p text:style-name="Table_20_Contents">Export-EJB</text:p>
          </text:deletion>
        </text:changed-region>
        <text:changed-region xml:id="ct280825808" text:id="ct280825808">
          <text:deletion>
            <office:change-info>
              <dc:creator>Emily Jiang</dc:creator>
              <dc:date>2013-04-09T15:13:00</dc:date>
            </office:change-info>
            <text:p text:style-name="Table_20_Contents">Process all EJBs but do not register any EJBs in the service registry</text:p>
          </text:deletion>
        </text:changed-region>
        <text:changed-region xml:id="ct584541168" text:id="ct584541168">
          <text:insertion>
            <office:change-info>
              <dc:creator>Emily Jiang</dc:creator>
              <dc:date>2013-04-09T15:13:00</dc:date>
            </office:change-info>
          </text:insertion>
        </text:changed-region>
        <text:changed-region xml:id="ct487722448" text:id="ct487722448">
          <text:deletion>
            <office:change-info>
              <dc:creator>Emily Jiang</dc:creator>
              <dc:date>2013-04-09T15:13:00</dc:date>
            </office:change-info>
            <text:p text:style-name="Table_20_Contents">Do not process any EJBs in the bundle</text:p>
          </text:deletion>
        </text:changed-region>
        <text:changed-region xml:id="ct86098608" text:id="ct86098608">
          <text:insertion>
            <office:change-info>
              <dc:creator>Emily Jiang</dc:creator>
              <dc:date>2013-04-09T15:48:00</dc:date>
            </office:change-info>
          </text:insertion>
        </text:changed-region>
        <text:changed-region xml:id="ct488060000" text:id="ct488060000">
          <text:insertion>
            <office:change-info>
              <dc:creator>Emily Jiang</dc:creator>
              <dc:date>2013-04-09T15:49:00</dc:date>
            </office:change-info>
          </text:insertion>
        </text:changed-region>
        <text:changed-region xml:id="ct87012496" text:id="ct87012496">
          <text:insertion>
            <office:change-info>
              <dc:creator>Emily Jiang</dc:creator>
              <dc:date>2013-04-09T15:50:00</dc:date>
            </office:change-info>
          </text:insertion>
        </text:changed-region>
        <text:changed-region xml:id="ct584853936" text:id="ct584853936">
          <text:insertion>
            <office:change-info>
              <dc:creator>Emily Jiang</dc:creator>
              <dc:date>2013-04-09T15:51:00</dc:date>
            </office:change-info>
          </text:insertion>
        </text:changed-region>
        <text:changed-region xml:id="ct488271392" text:id="ct488271392">
          <text:deletion>
            <office:change-info>
              <dc:creator>Emily Jiang</dc:creator>
              <dc:date>2013-04-09T15:48:00</dc:date>
            </office:change-info>
            <text:p text:style-name="P2"><text:span text:style-name="T1">with the header of Export-EJB:</text:span></text:p>
          </text:deletion>
        </text:changed-region>
        <text:changed-region xml:id="ct585026336" text:id="ct585026336">
          <text:insertion>
            <office:change-info>
              <dc:creator>Emily Jiang</dc:creator>
              <dc:date>2013-03-13T16:28:00</dc:date>
            </office:change-info>
          </text:insertion>
        </text:changed-region>
        <text:changed-region xml:id="ct86922592" text:id="ct86922592">
          <text:deletion>
            <office:change-info>
              <dc:creator>Emily Jiang</dc:creator>
              <dc:date>2013-03-13T16:28:00</dc:date>
            </office:change-info>
            <text:p text:style-name="Table_20_Contents">remote.service.configuration</text:p>
          </text:deletion>
        </text:changed-region>
        <text:changed-region xml:id="ct488366880" text:id="ct488366880">
          <text:insertion>
            <office:change-info>
              <dc:creator>Emily Jiang</dc:creator>
              <dc:date>2013-03-13T16:28:00</dc:date>
            </office:change-info>
          </text:insertion>
        </text:changed-region>
        <text:changed-region xml:id="ct280643968" text:id="ct280643968">
          <text:deletion>
            <office:change-info>
              <dc:creator>Emily Jiang</dc:creator>
              <dc:date>2013-03-13T16:28:00</dc:date>
            </office:change-info>
            <text:p text:style-name="Table_20_Contents">Boolean</text:p>
          </text:deletion>
        </text:changed-region>
        <text:changed-region xml:id="ct585058272" text:id="ct585058272">
          <text:insertion>
            <office:change-info>
              <dc:creator>Emily Jiang</dc:creator>
              <dc:date>2013-03-13T16:28:00</dc:date>
            </office:change-info>
          </text:insertion>
        </text:changed-region>
        <text:changed-region xml:id="ct86202784" text:id="ct86202784">
          <text:insertion>
            <office:change-info>
              <dc:creator>Emily Jiang</dc:creator>
              <dc:date>2013-03-13T16:29:00</dc:date>
            </office:change-info>
          </text:insertion>
        </text:changed-region>
        <text:changed-region xml:id="ct487646080" text:id="ct487646080">
          <text:deletion>
            <office:change-info>
              <dc:creator>Emily Jiang</dc:creator>
              <dc:date>2013-03-13T16:29:00</dc:date>
            </office:change-info>
            <text:p text:style-name="Table_20_Contents">Specify whether the EJB container does the remoting</text:p>
          </text:deletion>
        </text:changed-region>
        <text:changed-region xml:id="ct584072512" text:id="ct584072512">
          <text:deletion>
            <office:change-info>
              <dc:creator>Emily Jiang</dc:creator>
              <dc:date>2013-04-09T15:52:00</dc:date>
            </office:change-info>
            <text:p text:style-name="P1">presence of Export-EJB manifest header</text:p>
          </text:deletion>
        </text:changed-region>
        <text:changed-region xml:id="ct488384208" text:id="ct488384208">
          <text:insertion>
            <office:change-info>
              <dc:creator>Emily Jiang</dc:creator>
              <dc:date>2013-04-09T15:52:00</dc:date>
            </office:change-info>
          </text:insertion>
        </text:changed-region>
        <text:changed-region xml:id="ct584703248" text:id="ct584703248">
          <text:insertion>
            <office:change-info>
              <dc:creator>Emily Jiang</dc:creator>
              <dc:date>2013-04-09T17:21:00</dc:date>
            </office:change-info>
          </text:insertion>
        </text:changed-region>
        <text:changed-region xml:id="ct280353232" text:id="ct280353232">
          <text:deletion>
            <office:change-info>
              <dc:creator>Emily Jiang</dc:creator>
              <dc:date>2013-04-09T15:53:00</dc:date>
            </office:change-info>
            <text:p text:style-name="P1">header</text:p>
          </text:deletion>
        </text:changed-region>
        <text:changed-region xml:id="ct86782960" text:id="ct86782960">
          <text:insertion>
            <office:change-info>
              <dc:creator>Emily Jiang</dc:creator>
              <dc:date>2013-04-09T16:21:00</dc:date>
            </office:change-info>
          </text:insertion>
        </text:changed-region>
        <text:changed-region xml:id="ct280651600" text:id="ct280651600">
          <text:deletion>
            <office:change-info>
              <dc:creator>Emily Jiang</dc:creator>
              <dc:date>2013-04-09T16:29:00</dc:date>
            </office:change-info>
            <text:p text:style-name="P1"><text:s/>of the host bundle to determine if a bundle is a EJB bundle.</text:p>
          </text:deletion>
        </text:changed-region>
        <text:changed-region xml:id="ct584500496" text:id="ct584500496">
          <text:deletion>
            <office:change-info>
              <dc:creator>Emily Jiang</dc:creator>
              <dc:date>2013-04-09T16:23:00</dc:date>
            </office:change-info>
            <text:p text:style-name="P1">s</text:p>
          </text:deletion>
        </text:changed-region>
        <text:changed-region xml:id="ct584670016" text:id="ct584670016">
          <text:deletion>
            <office:change-info>
              <dc:creator>Emily Jiang</dc:creator>
              <dc:date>2013-04-09T16:29:00</dc:date>
            </office:change-info>
            <text:p text:style-name="P1">An OSGi EJB container must only look at the header</text:p>
          </text:deletion>
        </text:changed-region>
        <text:changed-region xml:id="ct487719488" text:id="ct487719488">
          <text:deletion>
            <office:change-info>
              <dc:creator>Emily Jiang</dc:creator>
              <dc:date>2013-04-09T16:29:00</dc:date>
            </office:change-info>
            <text:p text:style-name="P1">cannot</text:p>
          </text:deletion>
        </text:changed-region>
        <text:changed-region xml:id="ct86656208" text:id="ct86656208">
          <text:insertion>
            <office:change-info>
              <dc:creator>Emily Jiang</dc:creator>
              <dc:date>2013-04-09T16:29:00</dc:date>
            </office:change-info>
          </text:insertion>
        </text:changed-region>
        <text:changed-region xml:id="ct86199040" text:id="ct86199040">
          <text:insertion>
            <office:change-info>
              <dc:creator>Emily Jiang</dc:creator>
              <dc:date>2013-04-09T16:29:00</dc:date>
            </office:change-info>
          </text:insertion>
        </text:changed-region>
        <text:changed-region xml:id="ct584666720" text:id="ct584666720">
          <text:deletion>
            <office:change-info>
              <dc:creator>Emily Jiang</dc:creator>
              <dc:date>2013-04-09T16:23:00</dc:date>
            </office:change-info>
            <text:p text:style-name="P1">Export-EJB</text:p>
          </text:deletion>
        </text:changed-region>
        <text:changed-region xml:id="ct487845744" text:id="ct487845744">
          <text:insertion>
            <office:change-info>
              <dc:creator>Emily Jiang</dc:creator>
              <dc:date>2013-04-09T16:23:00</dc:date>
            </office:change-info>
          </text:insertion>
        </text:changed-region>
        <text:changed-region xml:id="ct584286464" text:id="ct584286464">
          <text:insertion>
            <office:change-info>
              <dc:creator>Emily Jiang</dc:creator>
              <dc:date>2013-04-09T17:22:00</dc:date>
            </office:change-info>
          </text:insertion>
        </text:changed-region>
        <text:changed-region xml:id="ct86034448" text:id="ct86034448">
          <text:deletion>
            <office:change-info>
              <dc:creator>Emily Jiang</dc:creator>
              <dc:date>2013-04-09T17:22:00</dc:date>
            </office:change-info>
            <text:p text:style-name="P1"><text:span text:style-name="T2"><text:s/></text:span></text:p>
          </text:deletion>
        </text:changed-region>
        <text:changed-region xml:id="ct487639920" text:id="ct487639920">
          <text:deletion>
            <office:change-info>
              <dc:creator>Emily Jiang</dc:creator>
              <dc:date>2013-04-09T16:29:00</dc:date>
            </office:change-info>
            <text:p text:style-name="P1">Without this restriction, a bundle that is not originally authored as an EJB bundle can potentially make its EJBs accessible. This restriction will avoid such unintended behavior.</text:p>
          </text:deletion>
        </text:changed-region>
        <text:changed-region xml:id="ct488245600" text:id="ct488245600">
          <text:deletion>
            <office:change-info>
              <dc:creator>Emily Jiang</dc:creator>
              <dc:date>2013-04-09T16:30:00</dc:date>
            </office:change-info>
            <text:p text:style-name="Body">Export-EJB manifest header</text:p>
          </text:deletion>
        </text:changed-region>
        <text:changed-region xml:id="ct584088800" text:id="ct584088800">
          <text:insertion>
            <office:change-info>
              <dc:creator>Emily Jiang</dc:creator>
              <dc:date>2013-04-09T16:30:00</dc:date>
            </office:change-info>
          </text:insertion>
        </text:changed-region>
        <text:changed-region xml:id="ct585054704" text:id="ct585054704">
          <text:deletion>
            <office:change-info>
              <dc:creator>Emily Jiang</dc:creator>
              <dc:date>2013-04-09T16:31:00</dc:date>
            </office:change-info>
            <text:p text:style-name="P1">The EJB Extender recognizes an EJB bundle by looking for the presence of Export-EJB manifest header. The extender may not recognizes a bundle as an EJB bundle unless the Export-EJB header is present in its manifest.</text:p>
          </text:deletion>
        </text:changed-region>
        <text:changed-region xml:id="ct584109104" text:id="ct584109104">
          <text:insertion>
            <office:change-info>
              <dc:creator>Emily Jiang</dc:creator>
              <dc:date>2013-04-09T16:31:00</dc:date>
            </office:change-info>
          </text:insertion>
        </text:changed-region>
        <text:changed-region xml:id="ct584641344" text:id="ct584641344">
          <text:deletion>
            <office:change-info>
              <dc:creator>Emily Jiang</dc:creator>
              <dc:date>2013-04-09T16:31:00</dc:date>
            </office:change-info>
            <text:p text:style-name="P1">Export-EJB manifest header value</text:p>
          </text:deletion>
        </text:changed-region>
        <text:changed-region xml:id="ct488240560" text:id="ct488240560">
          <text:deletion>
            <office:change-info>
              <dc:creator>Emily Jiang</dc:creator>
              <dc:date>2013-04-09T16:44:00</dc:date>
            </office:change-info>
            <text:p text:style-name="Body">hen specified in the EJB bundle's manifest header of Export-EJB</text:p>
          </text:deletion>
        </text:changed-region>
        <text:changed-region xml:id="ct488258992" text:id="ct488258992">
          <text:insertion>
            <office:change-info>
              <dc:creator>Emily Jiang</dc:creator>
              <dc:date>2013-04-09T16:44:00</dc:date>
            </office:change-info>
          </text:insertion>
        </text:changed-region>
        <text:changed-region xml:id="ct488362112" text:id="ct488362112">
          <text:insertion>
            <office:change-info>
              <dc:creator>Emily Jiang</dc:creator>
              <dc:date>2013-04-09T16:45:00</dc:date>
            </office:change-info>
          </text:insertion>
        </text:changed-region>
        <text:changed-region xml:id="ct584788816" text:id="ct584788816">
          <text:deletion>
            <office:change-info>
              <dc:creator>Emily Jiang</dc:creator>
              <dc:date>2013-04-09T16:45:00</dc:date>
            </office:change-info>
            <text:p text:style-name="Body">Export-EJB header</text:p>
          </text:deletion>
        </text:changed-region>
        <text:changed-region xml:id="ct86200208" text:id="ct86200208">
          <text:insertion>
            <office:change-info>
              <dc:creator>Emily Jiang</dc:creator>
              <dc:date>2013-04-09T16:45:00</dc:date>
            </office:change-info>
          </text:insertion>
        </text:changed-region>
        <text:changed-region xml:id="ct488234400" text:id="ct488234400">
          <text:deletion>
            <office:change-info>
              <dc:creator>Emily Jiang</dc:creator>
              <dc:date>2013-04-09T16:49:00</dc:date>
            </office:change-info>
            <text:p text:style-name="Body">Prototype scope is used by specifying the service.scope proerty with 'prototype' when registering Stateful session beans. </text:p>
          </text:deletion>
        </text:changed-region>
        <text:changed-region xml:id="ct487713312" text:id="ct487713312">
          <text:insertion>
            <office:change-info>
              <dc:creator>Emily Jiang</dc:creator>
              <dc:date>2013-04-09T16:45:00</dc:date>
            </office:change-info>
          </text:insertion>
        </text:changed-region>
        <text:changed-region xml:id="ct585057184" text:id="ct585057184">
          <text:insertion>
            <office:change-info>
              <dc:creator>Emily Jiang</dc:creator>
              <dc:date>2013-04-09T16:49:00</dc:date>
            </office:change-info>
          </text:insertion>
        </text:changed-region>
        <text:changed-region xml:id="ct488043360" text:id="ct488043360">
          <text:insertion>
            <office:change-info>
              <dc:creator>Emily Jiang</dc:creator>
              <dc:date>2013-04-09T16:47:00</dc:date>
            </office:change-info>
          </text:insertion>
        </text:changed-region>
        <text:changed-region xml:id="ct585031648" text:id="ct585031648">
          <text:insertion>
            <office:change-info>
              <dc:creator>Emily Jiang</dc:creator>
              <dc:date>2013-04-09T16:46:00</dc:date>
            </office:change-info>
          </text:insertion>
        </text:changed-region>
        <text:changed-region xml:id="ct487627888" text:id="ct487627888">
          <text:insertion>
            <office:change-info>
              <dc:creator>Emily Jiang</dc:creator>
              <dc:date>2013-04-09T11:25:00</dc:date>
            </office:change-info>
          </text:insertion>
        </text:changed-region>
        <text:changed-region xml:id="ct280748624" text:id="ct280748624">
          <text:insertion>
            <office:change-info>
              <dc:creator>Emily Jiang</dc:creator>
              <dc:date>2013-04-09T11:25:00</dc:date>
            </office:change-info>
          </text:insertion>
        </text:changed-region>
        <text:changed-region xml:id="ct280566528" text:id="ct280566528">
          <text:insertion>
            <office:change-info>
              <dc:creator>Emily Jiang</dc:creator>
              <dc:date>2013-04-09T11: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0194-EJB-Integration</text:user-defined></text:p>
      <text:p text:style-name="Document_20_Title"><text:span text:style-name="T19">Draft<text:line-break/><text:line-break/></text:span><text:span text:style-name="T19"><text:page-count style:num-format="1">16</text:page-count></text:span><text:span text:style-name="T19"> Pages</text:span></text:p>
      <text:p text:style-name="Document_20_Title"/>
      <text:p text:style-name="P59">Abstract</text:p>
      <text:p text:style-name="P20">The Enterprise JavaBeans architecture (EJB), part of JEE technology, is a managed server-side component architecture for the construction of enterprise applications<text:bookmark-ref text:reference-format="number-no-superior" text:ref-name="__RefNumPara__2107_1690658993">[4].</text:bookmark-ref> While OSGi moves towards enterprise, it has long been interest in integrating EJB into OSGi. <text:s/>This RFP describes <text:span text:style-name="T16">the</text:span> requirements for integrating EJB into the OSGi framework with the intention that the current EJB developers should be able to reuse their current skills and assets to develop and deploy EJBs that run in and exploit the OSGi framework. </text:p>
      <text:h text:style-name="P72" text:outline-level="1" text:restart-numbering="true" text:start-value="-1">Document Information</text:h>
      <text:h text:style-name="P74" text:outline-level="2">License</text:h>
      <text:p text:style-name="P57">DISTRIBUTION AND FEEDBACK LICENSE, Version 2.0</text:p>
      <text:p text:style-name="P6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5"/>
      <text:p text:style-name="P6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5"/>
      <text:p text:style-name="P6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5">NEITHER THE OSGi ALLIANCE NOR ANY THIRD PARTY WILL BE LIABLE FOR ANY DIRECT, INDIRECT, SPECIAL, INCIDENTAL OR CONSEQUENTIAL DAMAGES ARISING OUT OF OR RELATING TO ANY USE OR DISTRIBUTION OF THE DISTRIBUTION. </text:p>
      <text:p text:style-name="P65"/>
      <text:p text:style-name="P6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5"/>
      <text:p text:style-name="P6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5"/>
      <text:p text:style-name="P6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6"/>
      <text:p text:style-name="P66">I HEREBY ACKNOWLEDGE AND AGREE TO THE TERMS AND CONDITIONS DELINEATED ABOVE.</text:p>
      <text:h text:style-name="P74" text:outline-level="2">Trademarks</text:h>
      <text:p text:style-name="P5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4"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50">1 Introduction<text:tab/>5</text:p>
          <text:p text:style-name="P50">2 Application Domain<text:tab/>5</text:p>
          <text:p text:style-name="P48">2.1 Terminology + Abbreviations<text:tab/>5</text:p>
          <text:p text:style-name="P48">2.2 EJB<text:tab/>5</text:p>
          <text:p text:style-name="P48">2.3 EJB Example<text:tab/>5</text:p>
          <text:p text:style-name="P48">2.4 Modular EJB in Apache Aries<text:tab/>6</text:p>
          <text:p text:style-name="P48">2.5 Modular EJB in Glassfish<text:tab/>7</text:p>
          <text:p text:style-name="P50">3 Problem Description<text:tab/>8</text:p>
          <text:p text:style-name="P50">4 Requirements<text:tab/>8</text:p>
          <text:p text:style-name="P48">4.1 Requirements Derived from RFP 98 [6].<text:tab/>9</text:p>
          <text:p text:style-name="P48">4.2 Requirements derived from RFP 0146[7].<text:tab/>10</text:p>
          <text:p text:style-name="P50"><text:soft-page-break/>5 Technical Solution<text:tab/>10</text:p>
          <text:p text:style-name="P48">5.1 Architecture overview<text:tab/>10</text:p>
          <text:p text:style-name="P49">5.1.1 EJB Bundle<text:tab/>10</text:p>
          <text:p text:style-name="P49">5.1.2 <text:s/>Fragment bundles<text:tab/>11</text:p>
          <text:p text:style-name="P48">5.2 EJB bundle life cycle<text:tab/>12</text:p>
          <text:p text:style-name="P49">5.2.1 Installing an EJB bundle<text:tab/>12</text:p>
          <text:p text:style-name="P49">5.2.2 Starting an EJB bundle <text:tab/>12</text:p>
          <text:p text:style-name="P49">5.2.3 Stopping an EJB bundle<text:tab/>12</text:p>
          <text:p text:style-name="P49">5.2.4 Uninstalling an EJB bundle <text:tab/>12</text:p>
          <text:p text:style-name="P48">5.3 Registering services in Service registry<text:tab/>13</text:p>
          <text:p text:style-name="P48">5.4 OSGi EJB Container<text:tab/>14</text:p>
          <text:p text:style-name="P49">5.4.1 Resource lookup<text:tab/>14</text:p>
          <text:p text:style-name="P49">5.4.2 Resource injection and annotations<text:tab/>14</text:p>
          <text:p text:style-name="P49">5.4.3 EJB application class loader<text:tab/>14</text:p>
          <text:p text:style-name="P48">5.5 Component model interoperability<text:tab/>14</text:p>
          <text:p text:style-name="P50">6 Data Transfer Objects<text:tab/>15</text:p>
          <text:p text:style-name="P50">7 Considered Alternatives<text:tab/>15</text:p>
          <text:p text:style-name="P50">8 Security Considerations<text:tab/>15</text:p>
          <text:p text:style-name="P50">9 Document Support<text:tab/>16</text:p>
          <text:p text:style-name="P48">9.1 References<text:tab/>16</text:p>
          <text:p text:style-name="P48">9.2 Author’s Address<text:tab/>16</text:p>
          <text:p text:style-name="P48">9.3 Acronyms and Abbreviations<text:tab/>16</text:p>
          <text:p text:style-name="P48">9.4 End of Document<text:tab/>1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0">Source code is shown in this typeface</text:span>.</text:p>
      <text:h text:style-name="Heading_20_2" text:outline-level="2">Revision History</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Revision</text:p>
            </table:table-cell>
            <table:table-cell table:style-name="Table1.A1" office:value-type="string">
              <text:p text:style-name="P19">Date</text:p>
            </table:table-cell>
            <table:table-cell table:style-name="Table1.C1" office:value-type="string">
              <text:p text:style-name="P19">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17">10/31/2012</text:p>
          </table:table-cell>
          <table:table-cell table:style-name="Table1.C1" office:value-type="string">
            <text:p text:style-name="P17">Emily Jiang, IBM, emijiang@uk.ibm.com</text:p>
          </table:table-cell>
        </table:table-row>
        <table:table-row table:style-name="Table1.2">
          <table:table-cell table:style-name="Table1.A3" office:value-type="float" office:value="0.1">
            <text:p text:style-name="P16"><text:change-start text:change-id="ct585051888"/>0.1<text:change-end text:change-id="ct585051888"/></text:p>
          </table:table-cell>
          <table:table-cell table:style-name="Table1.B3" office:value-type="date" office:date-value="2012-03-10">
            <text:p text:style-name="P17">03/10/12</text:p>
          </table:table-cell>
          <table:table-cell table:style-name="Table1.C3" office:value-type="string">
            <text:p text:style-name="P17"><text:change-start text:change-id="ct488292768"/>Emily Jiang, rework based on the feedback from <text:change-end text:change-id="ct488292768"/><text:change-start text:change-id="ct584304416"/>Austin f2f on 30<text:span text:style-name="T33">th</text:span> Jan <text:change-end text:change-id="ct584304416"/><text:change-start text:change-id="ct584845504"/>2013<text:change-end text:change-id="ct584845504"/></text:p>
          </table:table-cell>
        </table:table-row>
        <table:table-row table:style-name="Table1.2">
          <table:table-cell table:style-name="Table1.A3" office:value-type="float" office:value="0.2">
            <text:p text:style-name="P16"><text:change-start text:change-id="ct280768304"/>0.2<text:change-end text:change-id="ct280768304"/></text:p>
          </table:table-cell>
          <table:table-cell table:style-name="Table1.B3" office:value-type="date" office:date-value="2012-03-13">
            <text:p text:style-name="P17">03/13/12</text:p>
          </table:table-cell>
          <table:table-cell table:style-name="Table1.C3" office:value-type="string">
            <text:p text:style-name="P17"><text:change-start text:change-id="ct488018432"/>Emily Jiang, updated as per discussion on EEG call (13/03/2012)<text:change-end text:change-id="ct488018432"/></text:p>
          </table:table-cell>
        </table:table-row>
      </table:table>
      <text:p text:style-name="Body"/>
      <text:h text:style-name="Heading_20_1" text:outline-level="1"><text:soft-page-break/>Introduction</text:h>
      <text:p text:style-name="Body">The Enterprise JavaBeans architecture (EJB) is an architecture for the development and deployment of component-based business applications<text:bookmark-ref text:reference-format="number" text:ref-name="__RefNumPara__1057_1187758706">[3].</text:bookmark-ref> EJB is a part of Java EE that already is well used for developing enterprise applications. However, EJB has limited support for modularity and life-cycle dynamics. <text:s/>With the increase in popularity of OSGi for developing and deploying enterprise applications, the need arises for combining these two technologies. <text:s/>There has long been interest in EJB in the context of OSGi and some application servers such as WebSphere Application Server, GlassFish, OW2 Easybeans and OW2 JOnAS have their own support for EJB in OSGi applications. An OSGi standard way should be defined in order for applications to be portable. This RFP defines the requirements for such a standard.</text:p>
      <text:h text:style-name="Heading_20_1" text:outline-level="1">Application Domain</text:h>
      <text:p text:style-name="P1">Many enterprise applications have been written using the EJB component model. <text:s/>These applications are often large and require modification from time-to-time, as bugs are fixed or the needs of the business change. Lack of strong modularity in Java EE makes maintenance of large EJB applications difficult. <text:s/>Developers need to be able to build EJB applications in a more modular way. <text:s text:c="3"/>In doing so, they want to re-use their existing EJB assets and skills and only have to learn the new modularity features. <text:s/>Deployers need to be able to deploy these modular EJB applications in ways that leverage the modularity, for example, to manage versioned fixes to an application.</text:p>
      <text:p text:style-name="P1"/>
      <text:h text:style-name="Heading_20_2" text:outline-level="2">Terminology + Abbreviations</text:h>
      <text:p text:style-name="Body">EJB – Enterprise JavaBean.</text:p>
      <text:p text:style-name="Body">EJB Bundle – An OSGi bundle that contains EJBs.</text:p>
      <text:h text:style-name="Heading_20_2" text:outline-level="2">EJB</text:h>
      <text:p text:style-name="Body">The EJB specification is part of Java EE specification. The EJB Specification was originally developed in 1997 and later EJB1.1, EJB2.0 (JSR19), EJB2.1 (JSR153), EJB3.0 (JSR220) and most recent EJB 3.1 (JSR 318) further improved the design. <text:s/>EJBs are deployed and executed in an EJB container, <text:span text:style-name="T4">which</text:span> can be provided by a Java EE Application server.</text:p>
      <text:h text:style-name="Heading_20_2" text:outline-level="2">EJB Example</text:h>
      <text:p text:style-name="Body">There are three types of Enterprise beans: Session Beans, Message Driven Beans and Entity Beans(deprecated). Below is an example of stateless session bean, using EJB 3 annotations.</text:p>
      <text:p text:style-name="P23"><text:soft-page-break/>/**</text:p>
      <text:p text:style-name="P28"><text:s/>* Local stateless session Order EJB</text:p>
      <text:p text:style-name="P28"><text:s/>*/</text:p>
      <text:p text:style-name="P30">@Local</text:p>
      <text:p text:style-name="P30">@Stateless</text:p>
      <text:p text:style-name="P32"><text:span text:style-name="T21">public</text:span><text:span text:style-name="T3"> </text:span><text:span text:style-name="T21">class</text:span><text:span text:style-name="T3"> OrderEJB </text:span><text:span text:style-name="T21">implements</text:span><text:span text:style-name="T3"> Order {</text:span></text:p>
      <text:p text:style-name="P33"><text:s text:c="4"/>...</text:p>
      <text:p text:style-name="P30"><text:s text:c="4"/>@Override</text:p>
      <text:p text:style-name="P32"><text:span text:style-name="T21"><text:s text:c="4"/>public</text:span><text:span text:style-name="T3"> String process() {</text:span></text:p>
      <text:p text:style-name="P36"><text:s text:c="8"/>...</text:p>
      <text:p text:style-name="P32"><text:span text:style-name="T21"><text:s text:c="8"/>return</text:span><text:span text:style-name="T3"> </text:span><text:span text:style-name="T22">"Order Processed"</text:span><text:span text:style-name="T3">;</text:span></text:p>
      <text:p text:style-name="P37"><text:s text:c="4"/>}</text:p>
      <text:p text:style-name="P37">}</text:p>
      <text:p text:style-name="Standard"/>
      <text:h text:style-name="Heading_20_2" text:outline-level="2">Modular EJB in Apache Aries</text:h>
      <text:p text:style-name="Body">The Apache Aries project (<text:a xlink:type="simple" xlink:href="http://aries.apache.org/">http://aries.apache.org</text:a>) has created an integration between EJB and OSGi, which introduced the concept of an EJB bundle. An EJB bundle is a bundle that contains EJBs. The EJB bundle is identified by the presence of 'Export-EJB' header in the bundle manifest. </text:p>
      <text:p text:style-name="Body">The value of this header specifies the stateless or singleton session beans to be registered in the OSGi service registry. The meaning of the header is as follows:</text:p>
      <text:p text:style-name="Body">NONE: process all EJBs but register none of them in the service registry.</text:p>
      <text:p text:style-name="Body">A single space: register all EJBs in the service registry.</text:p>
      <text:p text:style-name="Body">A comma separated list of class names of the EJBs to be registered in the service registry.</text:p>
      <text:p text:style-name="Body">Below is an example of MANIFEST.MF for the Order Bean. The OrderEJB will be registered in the service registry under the interface of <text:span text:style-name="T5">com.acme.order.api.</text:span>Order.</text:p>
      <text:p text:style-name="P40">Manifest-Version<text:span text:style-name="T5">: 1.0</text:span></text:p>
      <text:p text:style-name="P34"><text:span text:style-name="T24">Bundle-ManifestVersion</text:span><text:span text:style-name="T7">: </text:span><text:span text:style-name="T3">2</text:span></text:p>
      <text:p text:style-name="P34"><text:span text:style-name="T24">Bundle-Name</text:span><text:span text:style-name="T7">: </text:span><text:span text:style-name="T3">Acme order processing service</text:span></text:p>
      <text:p text:style-name="P34"><text:span text:style-name="T24">Bundle-SymbolicName</text:span><text:span text:style-name="T7">: </text:span><text:span text:style-name="T3">com.acme.order.service</text:span></text:p>
      <text:p text:style-name="P34"><text:span text:style-name="T24">Bundle-Version</text:span><text:span text:style-name="T7">: </text:span><text:span text:style-name="T3">1.0.0</text:span></text:p>
      <text:p text:style-name="P34"><text:span text:style-name="T24">Export-EJB</text:span><text:span text:style-name="T7">: </text:span><text:span text:style-name="T3">OrderEJB</text:span></text:p>
      <text:p text:style-name="P35"><text:span text:style-name="T23">Import-Package</text:span><text:span text:style-name="T3">:</text:span></text:p>
      <text:p text:style-name="P34"><text:span text:style-name="T3"><text:s/>com.acme.order.api;</text:span><text:span text:style-name="T25">version</text:span><text:span text:style-name="T8">="[1.0.0,1.1.0)",</text:span></text:p>
      <text:p text:style-name="P40"><text:span text:style-name="T5"><text:s/>javax.ejb;</text:span><text:span text:style-name="T26">version</text:span><text:span text:style-name="T6">="3.1"</text:span></text:p>
      <text:p text:style-name="Body">An EJB is registered in OSGi service registry with the following properties:</text:p>
      <text:p text:style-name="Body">ejb.name – The name of the EJB</text:p>
      <text:p text:style-name="Body">ejb.type – The type of the EJB, which is either Stateless or Singleton.</text:p>
      <text:p text:style-name="Body">Service.exported.interfaces: The remote interfaces of the exported EJB. This enables the EJB to be accessed outside the enterprise application using the OSGi Remote Services specification.</text:p>
      <text:p text:style-name="Body">The EJB lookup mechanisms in OSGi continues to support the traditional EJB lookup such as @EJB and JNDI (java:comp/env). With the EJB presence in OSGi service registry, the service look up via (osgi:service) is <text:s/>supported as well.</text:p>
      <text:p text:style-name="Body"><text:soft-page-break/>Traditional EJB look up:</text:p>
      <text:p text:style-name="Body"/>
      <text:p text:style-name="P29">/**</text:p>
      <text:p text:style-name="P29"><text:s/>* Order EJB to be injected</text:p>
      <text:p text:style-name="P29"><text:s/>*/</text:p>
      <text:p text:style-name="P31">@EJB</text:p>
      <text:p text:style-name="P35"><text:span text:style-name="T21">private</text:span><text:span text:style-name="T3"> Order </text:span><text:span text:style-name="T27">orderService</text:span><text:span text:style-name="T3"> = </text:span><text:span text:style-name="T21">null</text:span><text:span text:style-name="T3">;</text:span></text:p>
      <text:p text:style-name="P38"/>
      <text:p text:style-name="P38">or</text:p>
      <text:p text:style-name="P38"/>
      <text:p text:style-name="P39">orderService = </text:p>
      <text:p text:style-name="P34"><text:span text:style-name="T3"><text:s text:c="2"/>(Order) </text:span><text:span text:style-name="T28">new</text:span><text:span text:style-name="T3"> InitialContext().lookup(</text:span><text:span text:style-name="T29">"java:comp/env/com.acme.order.View/orderService"</text:span><text:span text:style-name="T3">);</text:span></text:p>
      <text:p text:style-name="Body">EJB look up via service registry</text:p>
      <text:p text:style-name="P39">orderService = </text:p>
      <text:p text:style-name="P34"><text:span text:style-name="T3"><text:s text:c="2"/>(Order) </text:span><text:span text:style-name="T28">new</text:span><text:span text:style-name="T3"> InitialContext().lookup(</text:span><text:span text:style-name="T29">"osgi:service/com.acme.order.api.Order"</text:span><text:span text:style-name="T3">);</text:span></text:p>
      <text:p text:style-name="P41"/>
      <text:h text:style-name="P73" text:outline-level="2">Modular EJB in Glassfish</text:h>
      <text:p text:style-name="P13">Glassfish v3 supports EJB bundles. Similar to Apache Aries, an EJB bundle is identified by the presence of the Manifest header of 'Export-EJB' . The value of this header specifies the stateless or singleton session beans to be registered in the OSGi service registry. The implementation does not support remote interfaces.The meaning of the header is as follows.</text:p>
      <text:p text:style-name="P13">ALL: all local Stateless and Singleton EJBs exported with local business interfaces. </text:p>
      <text:p text:style-name="P13">NONE: no EJBs are exported.</text:p>
      <text:p text:style-name="P13">A list of EJB names: the EJBs listed here are exported.</text:p>
      <text:p text:style-name="P13">GlassFish supports the injection of OSGi services into an EJB by extending the Context and Dependency Injection (CDI) framework.</text:p>
      <text:p text:style-name="P13">@Stateless</text:p>
      <text:p text:style-name="P13">public class GF_EJB {</text:p>
      <text:p text:style-name="P13">@Inject @OSGiService(Dynamic=true)</text:p>
      <text:p text:style-name="P13">Bar bar;</text:p>
      <text:p text:style-name="P13">...</text:p>
      <text:p text:style-name="P5">}</text:p>
      <text:h text:style-name="Heading_20_1" text:outline-level="1"><text:soft-page-break/>Problem Description</text:h>
      <text:p text:style-name="P1">EJB is a standard component architecture for building object oriented and distributed business applications in Java. The EJB container provides system-level services such as persistence, transaction and security while the EJB developers can concentrate on the business logic.</text:p>
      <text:p text:style-name="P1"/>
      <text:p text:style-name="P1">The HTTP Service and Web Application Specifications define how <text:s/>web applications can exploit OSGi, which cover some use cases that integrate Java EE technology. Often, such applications use EJB as the component model for business logic and so the use of EJBs in OSGi helps complete the set of Java EE technologies that enterprise OSGi users are looking for.</text:p>
      <text:h text:style-name="Heading_20_1" text:outline-level="1">Requirements</text:h>
      <text:p text:style-name="Body">EJB001 – The solution MUST make it possible to use the EJB annotations (or XML equivalent) in an OSGi bundle </text:p>
      <text:p text:style-name="Body">to expose and consume EJBs.</text:p>
      <text:p text:style-name="Body">EJB002 – The solution MUST make it possible to publish EJBs in the OSGi Service Registry.</text:p>
      <text:p text:style-name="Body">EJB003 – The solution MUST make it possible to consume OSGi services in an EJB </text:p>
      <text:p text:style-name="Body">EJB004 – The solution MUST make it possible to select OSGi services used in EJBs based on OSGi filters.</text:p>
      <text:p text:style-name="Body">EJB005 – The solution MUST make it possible to support JNDI look up.</text:p>
      <text:p text:style-name="Body">EJB006 – The solution MUST make it possible to write a portable EJB jar that runs both in Java EE as well as in </text:p>
      <text:p text:style-name="Body">OSGi.</text:p>
      <text:p text:style-name="Body">EJB007 – The solution MUST consider the thread-safety issues that can arise when migrating EJB beans from </text:p>
      <text:p text:style-name="Body">Java EE to OSGi.</text:p>
      <text:p text:style-name="Body">EJB008 – The solution MUST consider the issues that can arise in relation to the dynamic bundle lifecycle in </text:p>
      <text:p text:style-name="Body">OSGi.</text:p>
      <text:p text:style-name="Body">EJB009 – The solution MUST make it possible to take advantage of the dynamic service capabilities of OSGi.</text:p>
      <text:p text:style-name="Body"><text:soft-page-break/>EJB010 – The solution MAY introduce additional annotations.</text:p>
      <text:p text:style-name="Body">EJB011 – The solution MUST define the behavior in case of incorrect EJB metadata.</text:p>
      <text:p text:style-name="Body">EJB013 – The solution MUST define an opt-in mechanism. Bundles not opting in MUST not be considered by the </text:p>
      <text:p text:style-name="Body">EJB-OSGi integration layer.</text:p>
      <text:p text:style-name="Body">EJB014 – The solution MUST support the simplified APIs of EJB3.x integration in OSGi but MUST NOT prevent a compliant implementation from also supporting earlier EJB APIs.</text:p>
      <text:p text:style-name="P7">EJB015 – The solution SHOULD provide a mechanism to specify additional OSGi service registration properties for EJB beans.</text:p>
      <text:p text:style-name="P7">EJB016 – All the inter-bundle interactions with EJBs - MUST go through the OSGi Service Registry.</text:p>
      <text:p text:style-name="P7">EJB017 – The solution MUST consider the issues that can arise with OSGi service dynamism when these services are injected into a EJB bean.</text:p>
      <text:p text:style-name="P7">EJB018 – The solution MUST provide a mechanism to consume multiple matching services/beans in an EJB bean.</text:p>
      <text:p text:style-name="P8"><text:span text:style-name="T14">EJB019 - </text:span><text:span text:style-name="T17">The solution MUST support the transaction, security, persistence and lifecycle semantics associated with EJBs.</text:span></text:p>
      <text:p text:style-name="P8"><text:span text:style-name="T17">EJB020 - </text:span><text:span text:style-name="T18">The solution MUST support the standard EJB injection models.</text:span></text:p>
      <text:p text:style-name="P9">EJB021 - <text:s/>The solution MUST support service registration of stateless and singleton EJBs and MAY support service registration of other EJB types. </text:p>
      <text:p text:style-name="P9">EJB022 – The solution MUST support local and remote EJBs.</text:p>
      <text:p text:style-name="Body"/>
      <text:h text:style-name="Heading_20_2" text:outline-level="2"><text:span text:style-name="T30">Requirements Derived from RFP 98 </text:span><text:span text:style-name="T30"><text:bookmark-ref text:reference-format="number" text:ref-name="__RefNumPara__4612_2070987936">[6].</text:bookmark-ref></text:span></text:h>
      <text:p text:style-name="P14"/>
      <text:p>EJB023 – The solution SHOULD enable the standard EJB artifacts to remain installed when a supporting EJB container is dynamically replaced. </text:p>
      <text:p text:style-name="Text_20_body"/>
      <text:p text:style-name="Text_20_body"><text:span text:style-name="T35">EJB024</text:span><text:span text:style-name="T35"> – The solution MUST NOT impede the ability of an OSGi-compliant EJB container implementation to also be compliant with the Java EE EJB specification.</text:span></text:p>
      <text:p text:style-name="Text_20_body"/>
      <text:p text:style-name="Text_20_body"><text:span text:style-name="T35">EJB025 – </text:span><text:span text:style-name="T35">The solution</text:span><text:span text:style-name="T35"> MAY define the additional aspects that are required for EJB to be properly integrated in an OSGi framework but MUST NOT make any syntactic changes to the Java interfaces defined by the EJB specifications.</text:span></text:p>
      <text:p text:style-name="Text_20_body"><text:span text:style-name="T35">EJB026</text:span><text:span text:style-name="T35"> – The solution</text:span> MUST NOT require an OSGi Execution Environment greater than that which satisfies only the signatures of EJB specification.</text:p>
      <text:h text:style-name="Heading_20_2" text:outline-level="2"><text:soft-page-break/>Requirements derived from RFP 0146<text:bookmark-ref text:reference-format="number-no-superior" text:ref-name="__RefNumPara__3140_779682644">[7].</text:bookmark-ref></text:h>
      <text:p text:style-name="Body">EJB027 – The solution MUST support CDI Integration.</text:p>
      <text:p text:style-name="Body">EJB028 – The solution MUST Support the standard CDI injection.</text:p>
      <text:p text:style-name="P46"/>
      <text:h text:style-name="Heading_20_1" text:outline-level="1">Technical Solution</text:h>
      <text:h text:style-name="Heading_20_2" text:outline-level="2">Architecture overview</text:h>
      <text:p text:style-name="Body">Bundle is the deployment unit in OSGi. This RFC takes a design approach where an EJB Jar is deployed as an OSGi bundle in OSGi framework. This bundle is referred to as EJB bundle throughout the specification.</text:p>
      <text:p text:style-name="Body">An EJB bundle is an OSGi bundle that contains EJBs. This specification describes the design requirements for an OSGi EJB container that supports EJB applications written to the EJB specification. The EJB container itself is deployed as one or more OSGi bundles.</text:p>
      <text:p text:style-name="Body">The design uses the OSGi extender pattern<text:bookmark-ref text:reference-format="number" text:ref-name="__RefNumPara__2517_2077592377">[8].</text:bookmark-ref>, where the EJB container acts as an extender that is responsible for observing the life cycle of EJB bundles. <text:change-start text:change-id="ct280314080"/>The EJB extender provides the capbility of osgi.ejb extender namespace<text:change-end text:change-id="ct280314080"/><text:change-start text:change-id="ct584162880"/> with the following manifest header.<text:change-end text:change-id="ct584162880"/><text:change-start text:change-id="ct282097520"/> <text:change-end text:change-id="ct282097520"/><text:change-start text:change-id="ct584102960"/></text:p>
      <text:p text:style-name="Body">Provide-Capability: osgi.extender;osgi.extender=”osgi.ejb”</text:p>
      <text:p text:style-name="Body"><text:change-end text:change-id="ct584102960"/>When an EJB bundle is started, the EJB container processes the configuration files of the application and instantiates and manages the lifecycle of EJBs in the EJB bundle. The EJB Extender manages the EJB bundles.</text:p>
      <text:h text:style-name="Heading_20_3" text:outline-level="3"><text:bookmark-start text:name="__RefNumPara__3387_2077592377"/>EJB Bundle<text:bookmark-end text:name="__RefNumPara__3387_2077592377"/></text:h>
      <text:p text:style-name="Body">An EJB bundle is defined as a normal bundle that contains EJBs. <text:change-start text:change-id="ct280722544"/>It is <text:change-end text:change-id="ct280722544"/><text:change-start text:change-id="ct488433216"/>identified by declaring a requirement on the EJB extender. This requirement activates <text:change-end text:change-id="ct488433216"/><text:change-start text:change-id="ct487799424"/>the extender to inspect the EJB bundle's export.ejb <text:change-end text:change-id="ct487799424"/><text:change-start text:change-id="ct280730288"/>directive<text:change-end text:change-id="ct280730288"/><text:change-start text:change-id="ct280333040"/>. The directive of 'export.ejb' specifi<text:change-end text:change-id="ct280333040"/><text:change-start text:change-id="ct584127776"/>es<text:change-end text:change-id="ct584127776"/><text:change-start text:change-id="ct488343744"/> <text:change-end text:change-id="ct488343744"/><text:change-start text:change-id="ct280721904"/>which EJBs will be registered in the OSGi Service Regist<text:change-end text:change-id="ct280721904"/><text:change-start text:change-id="ct282106352"/>ry. <text:change-end text:change-id="ct282106352"/><text:change-start text:change-id="ct280575392"/></text:p>
      <text:p text:style-name="P1"><text:change-end text:change-id="ct280575392"/><text:change text:change-id="ct86878400"/></text:p>
      <table:table table:name="Table3" table:style-name="Table3">
        <table:table-column table:style-name="Table3.A"/>
        <table:table-column table:style-name="Table3.B"/>
        <table:table-row>
          <table:table-cell table:style-name="Table3.A1" office:value-type="string">
            <text:p text:style-name="Table_20_Contents"><text:change text:change-id="ct280232576"/><text:change-start text:change-id="ct282104512"/>export.ejb<text:change-end text:change-id="ct282104512"/>: <text:change text:change-id="ct280563984"/><text:change-start text:change-id="ct584756336"/>*<text:change-end text:change-id="ct584756336"/></text:p>
          </table:table-cell>
          <table:table-cell table:style-name="Table3.B1" office:value-type="string">
            <text:p text:style-name="Table_20_Contents">Process all EJBs and register them in the service registry</text:p>
          </table:table-cell>
        </table:table-row>
        <table:table-row>
          <table:table-cell table:style-name="Table3.A2" office:value-type="string">
            <text:p text:style-name="Table_20_Contents"><text:change-start text:change-id="ct584583568"/>export.ejb<text:change-end text:change-id="ct584583568"/><text:change text:change-id="ct280022688"/>: &lt;comma separated ejb names&gt; (e.g. orderEJB, colorEJB)</text:p>
          </table:table-cell>
          <table:table-cell table:style-name="Table3.B2" office:value-type="string">
            <text:p text:style-name="Table_20_Contents">Process all EJBs but only register the listed EJBs in the service registry</text:p>
          </table:table-cell>
        </table:table-row>
        <table:table-row>
          <table:table-cell table:style-name="Table3.A2" office:value-type="string">
            <text:p text:style-name="Table_20_Contents"><text:change text:change-id="ct584493184"/><text:change text:change-id="ct86032480"/></text:p>
          </table:table-cell>
          <table:table-cell table:style-name="Table3.B2" office:value-type="string">
            <text:p text:style-name="Table_20_Contents"><text:change text:change-id="ct280825808"/></text:p>
          </table:table-cell>
        </table:table-row>
        <table:table-row>
          <table:table-cell table:style-name="Table3.A2" office:value-type="string">
            <text:p text:style-name="Table_20_Contents">Absence</text:p>
          </table:table-cell>
          <table:table-cell table:style-name="Table3.B2" office:value-type="string">
            <text:p text:style-name="Table_20_Contents"><text:change-start text:change-id="ct584541168"/>Process all EJBs but do not register any EJBs in the service registry<text:change-end text:change-id="ct584541168"/><text:change text:change-id="ct487722448"/></text:p>
          </table:table-cell>
        </table:table-row>
      </table:table>
      <text:p text:style-name="P1"><text:change-start text:change-id="ct86098608"/><text:soft-page-break/>Require-Capability: osgi.extender;<text:change-end text:change-id="ct86098608"/><text:change-start text:change-id="ct488060000"/> filter:=”(osgi.extender=<text:span text:style-name="T2">osgi.ejb</text:span>)”<text:change-end text:change-id="ct488060000"/><text:change-start text:change-id="ct87012496"/>;export.ejb:=<text:change-end text:change-id="ct87012496"/><text:change-start text:change-id="ct584853936"/>”*”<text:change-end text:change-id="ct584853936"/></text:p>
      <text:p text:style-name="P2"><text:span text:style-name="T1">An EJB Bundle </text:span><text:change text:change-id="ct488271392"/><text:span text:style-name="T1"><text:s/>registers services with the following service properties.</text:span> The service properties are detailed below.</text:p>
      <text:p text:style-name="P2"/>
      <table:table table:name="Table4" table:style-name="Table4">
        <table:table-column table:style-name="Table4.A" table:number-columns-repeated="3"/>
        <table:table-row>
          <table:table-cell table:style-name="Table4.A1" office:value-type="string">
            <text:p text:style-name="Table_20_Contents">Key</text:p>
          </table:table-cell>
          <table:table-cell table:style-name="Table4.A1" office:value-type="string">
            <text:p text:style-name="Table_20_Contents">Data Type</text:p>
          </table:table-cell>
          <table:table-cell table:style-name="Table4.C1" office:value-type="string">
            <text:p text:style-name="Table_20_Contents">Description</text:p>
          </table:table-cell>
        </table:table-row>
        <table:table-row>
          <table:table-cell table:style-name="Table4.A2" office:value-type="string">
            <text:p text:style-name="Table_20_Contents">ejb.name</text:p>
          </table:table-cell>
          <table:table-cell table:style-name="Table4.A2" office:value-type="string">
            <text:p text:style-name="Table_20_Contents">String</text:p>
          </table:table-cell>
          <table:table-cell table:style-name="Table4.C2" office:value-type="string">
            <text:p text:style-name="Table_20_Contents">The name of the EJB</text:p>
          </table:table-cell>
        </table:table-row>
        <table:table-row>
          <table:table-cell table:style-name="Table4.A2" office:value-type="string">
            <text:p text:style-name="Table_20_Contents">ejb.type</text:p>
          </table:table-cell>
          <table:table-cell table:style-name="Table4.A2" office:value-type="string">
            <text:p text:style-name="Table_20_Contents">String</text:p>
          </table:table-cell>
          <table:table-cell table:style-name="Table4.C2" office:value-type="string">
            <text:p text:style-name="Table_20_Contents">The type of the EJB (e.g. Stateless, Stateful, Singleton)</text:p>
          </table:table-cell>
        </table:table-row>
        <table:table-row>
          <table:table-cell table:style-name="Table4.A2" office:value-type="string">
            <text:p text:style-name="Table_20_Contents">service.exported.interfaces</text:p>
          </table:table-cell>
          <table:table-cell table:style-name="Table4.A2" office:value-type="string">
            <text:p text:style-name="Table_20_Contents">String+</text:p>
          </table:table-cell>
          <table:table-cell table:style-name="Table4.C2" office:value-type="string">
            <text:p text:style-name="Table_20_Contents">The remote interfaces the EJB implements</text:p>
          </table:table-cell>
        </table:table-row>
        <table:table-row>
          <table:table-cell table:style-name="Table4.A2" office:value-type="string">
            <text:p text:style-name="Table_20_Contents"><text:change-start text:change-id="ct585026336"/>service.exported.configs<text:change-end text:change-id="ct585026336"/><text:change text:change-id="ct86922592"/></text:p>
          </table:table-cell>
          <table:table-cell table:style-name="Table4.A2" office:value-type="string">
            <text:p text:style-name="Table_20_Contents"><text:change-start text:change-id="ct488366880"/>String<text:change-end text:change-id="ct488366880"/><text:change text:change-id="ct280643968"/></text:p>
          </table:table-cell>
          <table:table-cell table:style-name="Table4.C2" office:value-type="string">
            <text:p text:style-name="Table_20_Contents"><text:change-start text:change-id="ct585058272"/>osgi.ejb means the <text:change-end text:change-id="ct585058272"/><text:change-start text:change-id="ct86202784"/>EJB container does the remoting and its rmi-iiop.<text:change-end text:change-id="ct86202784"/><text:change text:change-id="ct487646080"/></text:p>
          </table:table-cell>
        </table:table-row>
      </table:table>
      <text:p text:style-name="P1">An EJB bundle is defined as follows:</text:p>
      <text:list xml:id="list5120598114909472949" text:style-name="L1">
        <text:list-item>
          <text:p text:style-name="P52">An EJB is a valid OSGi bundle and as such must fully describe its dependencies</text:p>
        </text:list-item>
        <text:list-item>
          <text:p text:style-name="P52">An EJB bundle follows the OSGi bundle life cycle.</text:p>
        </text:list-item>
        <text:list-item>
          <text:p text:style-name="P52">An EJB bundle is differentiated from a normal bundle through the <text:change text:change-id="ct584072512"/><text:change-start text:change-id="ct488384208"/>requirement on the <text:change-end text:change-id="ct488384208"/><text:change-start text:change-id="ct584703248"/><text:span text:style-name="T2">EJB extender</text:span><text:change-end text:change-id="ct584703248"/>. The <text:change text:change-id="ct280353232"/><text:change-start text:change-id="ct86782960"/>eexport.ejb directive<text:change-end text:change-id="ct86782960"/> specifies the EJBs to be registered in the OSGi Service Registry. The EJB bundle can contain session beans and MDBs. The processing of entity EJB is not required.</text:p>
        </text:list-item>
        <text:list-item>
          <text:p text:style-name="P52">An EJB bundle supports EJB3.x beans and this specification does not mandate the support of the earlier EJB versions, e.g. EJB2.1.</text:p>
        </text:list-item>
      </text:list>
      <text:h text:style-name="Heading_20_3" text:outline-level="3"><text:s/>Fragment bundles</text:h>
      <text:p text:style-name="P1">An OSGi fragment is a Jar file with specific manifest headers that enable it to attach to a specified host bundle or specified host bundles in order to function. Fragments are treated as part of the host bundles. Relevant definitions of the fragment are merged with the host bundles definitions before the host is resolved, as long as the information does not conflict. Fragments extend bundles with resources, classes, and permitted headers enabling you to customize your bundles. This specification limits what effects a fragment bundle can have on a EJB bundle in the following way:</text:p>
      <text:list xml:id="list4667828159295306291" text:style-name="L2">
        <text:list-item>
          <text:p text:style-name="P53">A fragment can contribute additional EJBs to a host bundle.</text:p>
        </text:list-item>
        <text:list-item>
          <text:p text:style-name="P53">A fragment cannot replace the ejb-jar.xml for a host bundle. If there are conflicts, the host configuration wins.</text:p>
        </text:list-item>
        <text:list-item>
          <text:p text:style-name="P53">A fragment can contribute classes to the bundle class space.</text:p>
        </text:list-item>
      </text:list>
      <text:p text:style-name="P1"><text:change text:change-id="ct280651600"/><text:change text:change-id="ct584500496"/><text:change text:change-id="ct584670016"/><text:s/>A bundle <text:change text:change-id="ct487719488"/><text:change-start text:change-id="ct86656208"/>might<text:change-end text:change-id="ct86656208"/> be converted to an EJB <text:change-start text:change-id="ct86199040"/>bundle <text:change-end text:change-id="ct86199040"/>by attaching a fragment that specifies <text:change text:change-id="ct584666720"/><text:change-start text:change-id="ct487845744"/>the requirement of <text:change-end text:change-id="ct487845744"/><text:change-start text:change-id="ct584286464"/><text:span text:style-name="T2">EJB extender </text:span><text:change-end text:change-id="ct584286464"/><text:change text:change-id="ct86034448"/>manifest header. <text:change text:change-id="ct487639920"/></text:p>
      <text:p text:style-name="P1"><text:soft-page-break/></text:p>
      <text:h text:style-name="Heading_20_2" text:outline-level="2">EJB bundle life cycle</text:h>
      <text:h text:style-name="Heading_20_3" text:outline-level="3">Installing an EJB bundle</text:h>
      <text:p text:style-name="Body">An EJB bundle is a valid OSGi bundle whose manifest specifies <text:change text:change-id="ct488245600"/><text:change-start text:change-id="ct584088800"/>the requirement of the EJB extender<text:change-end text:change-id="ct584088800"/>. An EJB bundle can be installed into the framework using the standard BundleContext.installBundle API variants. Once installed, an EJB bundle's life cycle is managed just like any other bundle in the framework.</text:p>
      <text:p text:style-name="Body"/>
      <text:h text:style-name="Heading_20_3" text:outline-level="3">Starting an EJB bundle </text:h>
      <text:p text:style-name="P1">An EJB application is started by starting its EJB bundles. The EJB Extender listeners for the bundle starting and lazy activation life cycle events to initiate this process. A bundle that has a lazy activation policy should not be transitioned to the STARTED state by the EJB Extender until a request is made that requires a class to be loaded.</text:p>
      <text:p text:style-name="P47"/>
      <text:p text:style-name="P1"><text:change text:change-id="ct585054704"/></text:p>
      <text:p text:style-name="P1">After recognizing an EJB bundle, the extender initiates the process of deploying the application into an EJB container. It must generate a DEPLOYING event as described in section x. The container must validate the <text:change-start text:change-id="ct584109104"/>export.ejb directive<text:change-end text:change-id="ct584109104"/><text:change text:change-id="ct584641344"/> to ensure the EJBs can be located in the bundle. Otherwise, a FAILED event must be emitted. After successfully deploying the application, a DEPLOYED event must be generated to indicate that the application is now in service.</text:p>
      <text:h text:style-name="P75" text:outline-level="3">Stopping an EJB bundle</text:h>
      <text:p text:style-name="P1">An EJB application is stopped by simply stopping the corresponding EJB bundle. In response to a bundle STOPPING event, the extender must initiate the process of undeploying the application from the EJB container and clean up any resources.</text:p>
      <text:list xml:id="list8431191740119313417" text:style-name="L3">
        <text:list-item>
          <text:p text:style-name="P54">An UNDEPLOYING event is emitted to state that the application will be removed.</text:p>
        </text:list-item>
        <text:list-item>
          <text:p text:style-name="P54">EJB container must clean up any application specific resources.</text:p>
        </text:list-item>
        <text:list-item>
          <text:p text:style-name="P54">Finally, an UNDEPLOYED event is emitted.</text:p>
        </text:list-item>
      </text:list>
      <text:p text:style-name="P1">Once the bundle is stopped, the OSGi framework will automatically unregistered any services registered by the EJB application.</text:p>
      <text:h text:style-name="P75" text:outline-level="3">Uninstalling an EJB bundle </text:h>
      <text:p text:style-name="P1">An EJB application can be uninstalled by uninstalling the corresponding EJB bundle. The application bundle will be uninstalled from the OSGi framework, and will be completely removed when the framework is refreshed.</text:p>
      <text:p text:style-name="P1"/>
      <text:p text:style-name="P44">5.3 Integration with EventAdmin service </text:p>
      <text:p text:style-name="P24"><text:soft-page-break/></text:p>
      <text:p text:style-name="P45">If the EventAdmin service is registered then the EJB extender bundle must emit the following events: </text:p>
      <text:list xml:id="list7651334768454309758" text:style-name="L4">
        <text:list-item>
          <text:p text:style-name="P60">org/osgi/service/ejb/DEPLOYING – the EJB extender has spotted an EJB bundle and started the process of deploying the EJB application. </text:p>
        </text:list-item>
        <text:list-item>
          <text:p text:style-name="P60">org/osgi/service/ejb/DEPLOYED – the EJB extender has finished deploying the EJB application, and the application is now running (in service). </text:p>
        </text:list-item>
        <text:list-item>
          <text:p text:style-name="P60">org/osgi/service/ejb/UNDEPLOYING – the EJB extender started removing the EJB application in response to the bundle being stopped. </text:p>
        </text:list-item>
        <text:list-item>
          <text:p text:style-name="P60">org/osgi/service/ejb/UNDEPLOYED – the EJB extender has removed the EJB application. The application is no longer in service. </text:p>
        </text:list-item>
        <text:list-item>
          <text:p text:style-name="P67">org/osgi/service/ejb/FAILED - the EJB extender has failed to deploy the EJB application, this will be emitted after the DEPLOYING event has fired. </text:p>
        </text:list-item>
      </text:list>
      <text:p text:style-name="P25"/>
      <text:p text:style-name="P42">For each event the following properties must be published: </text:p>
      <text:list xml:id="list3232578140764327244" text:style-name="L5">
        <text:list-item>
          <text:p text:style-name="P63"><text:span text:style-name="T12"><text:s/></text:span><text:span text:style-name="T11">“bundle.symbolicName” (String) the symbolic name of the EJB bundle. </text:span></text:p>
        </text:list-item>
        <text:list-item>
          <text:p text:style-name="P63"><text:span text:style-name="T12"><text:s/></text:span><text:span text:style-name="T11">“bundle.id” (Long) the id of the EJB bundle. </text:span></text:p>
        </text:list-item>
        <text:list-item>
          <text:p text:style-name="P63"><text:span text:style-name="T12"><text:s/></text:span><text:span text:style-name="T11">“bundle” (Bundle) the Bundle object of the EJB bundle. </text:span></text:p>
        </text:list-item>
        <text:list-item>
          <text:p text:style-name="P63"><text:span text:style-name="T12"><text:s/></text:span><text:span text:style-name="T11">“bundle.version” (Version) the version of the EJB bundle. </text:span></text:p>
        </text:list-item>
        <text:list-item>
          <text:p text:style-name="P63"><text:span text:style-name="T12"><text:s/></text:span><text:span text:style-name="T11">“timestamp” (Long) the time when the event occurred </text:span></text:p>
        </text:list-item>
        <text:list-item>
          <text:p text:style-name="P63"><text:span text:style-name="T12"><text:s/></text:span><text:span text:style-name="T11">“extender.bundle” (Bundle) the Bundle object of the EJB Extender bundle </text:span></text:p>
        </text:list-item>
        <text:list-item>
          <text:p text:style-name="P68"><text:span text:style-name="T12"><text:s/></text:span><text:span text:style-name="T11">“extender.bundle.id” (Long) the id of the EJB Extender bundle</text:span></text:p>
        </text:list-item>
      </text:list>
      <text:list xml:id="list5041358569280135699" text:style-name="L6">
        <text:list-item>
          <text:p text:style-name="P61"><text:s/>“extender.bundle.symbolicName” (String) the symbolic name of the <text:span text:style-name="T31">EJB Extender</text:span> bundle. </text:p>
        </text:list-item>
        <text:list-item>
          <text:p text:style-name="P69"><text:span text:style-name="T10"><text:s/>“extender.bundle.version” (Version) the version of the </text:span><text:span text:style-name="T11">EJB Extender</text:span><text:span text:style-name="T10"> bundle. </text:span></text:p>
        </text:list-item>
      </text:list>
      <text:p text:style-name="P26"/>
      <text:p text:style-name="P43">In addition the FAILED event must also have the following property: </text:p>
      <text:list xml:id="list1252881439653243987" text:style-name="RTF_5f_Num_20_8">
        <text:list-item>
          <text:p text:style-name="P70">“exception” (Throwable) an exception detailing the problem. </text:p>
        </text:list-item>
      </text:list>
      <text:p text:style-name="P1"/>
      <text:h text:style-name="Heading_20_2" text:outline-level="2">Registering services in Service registry</text:h>
      <text:p text:style-name="Body">W<text:change text:change-id="ct488240560"/><text:change-start text:change-id="ct488258992"/>ith<text:change-end text:change-id="ct488258992"/><text:change-start text:change-id="ct488362112"/> the presence of the directive of export.ejb<text:change-end text:change-id="ct488362112"/>, the EJBs will be registered in the service registry. The entity EJBs and MDBs are not registered in the service registry. If they are listed in the <text:change text:change-id="ct584788816"/><text:change-start text:change-id="ct86200208"/>export.ejb directive<text:change-end text:change-id="ct86200208"/>, they will be ignored.</text:p>
      <text:p text:style-name="Body">There are three types of session beans: Stateful, Stateless and Singleton beans. </text:p>
      <text:p text:style-name="Body">For registering stateful and singleton beans, an instance of the beans will be registered in the service registry with the service properties specified in <text:bookmark-ref text:reference-format="number" text:ref-name="__RefNumPara__3387_2077592377">5.1.1</text:bookmark-ref>. </text:p>
      <text:p text:style-name="Body">When registering the Stateful session beans, the current framework cannot support of creating multiple service instances per consuming bundle, which leads to the existence of RFC Service Scope <text:bookmark-ref text:reference-format="number-no-superior" text:ref-name="__RefNumPara__3384_2077592377">[9].</text:bookmark-ref> The RFC Service Scope introduces a third scope: prototype, besides the existing two scopes, <text:span text:style-name="T32">singleton and bundle</text:span>. <text:change text:change-id="ct488234400"/><text:change-start text:change-id="ct487713312"/></text:p>
      <text:p text:style-name="P22"><text:change-end text:change-id="ct487713312"/><text:change-start text:change-id="ct585057184"/>A<text:change-end text:change-id="ct585057184"/><text:change-start text:change-id="ct488043360"/> statefule session bean needs to implment the new type of <text:change-end text:change-id="ct488043360"/><text:change-start text:change-id="ct585031648"/>PrototypeServiceFactory and then registers</text:p>
      <text:p text:style-name="P22">a PrototypeServiceFactory object as the service object, This service will have the prototype scope. </text:p>
      <text:p text:style-name="Body"><text:change-end text:change-id="ct585031648"/></text:p>
      <text:p text:style-name="Body"><text:s/>In the consuming bundle, it can use the following new method on the BundleContext.</text:p>
      <text:p text:style-name="P15">&lt;S&gt; ServiceObjects&lt;S&gt; getServiceObjects(ServiceReference&lt;S&gt; reference) </text:p>
      <text:p text:style-name="Body"><text:soft-page-break/>The method of getService() will obtain a new service object for the prototype scope services.</text:p>
      <text:h text:style-name="Heading_20_2" text:outline-level="2">OSGi EJB Container</text:h>
      <text:p text:style-name="P1"/>
      <text:p text:style-name="P1">The specification defines an OSGi EJB container implementation as one or more OSGi bundles that collectively implement EJB 3.x specifications. The following section describes requirement for an OSGi EJB container. The EJBs can be declared either in ejb-jar.xml under META-INF/WEB-INF or via annotations. A consuming client can be either EJB client or Web client and it can use either annotation (@EJB) or ejb-ref in the ejb-jar.xml to obtain an EJB instance.</text:p>
      <text:p text:style-name="Contents_20_2"/>
      <text:p text:style-name="P1">The specification requires that an OSGi EJB container provide the integration with </text:p>
      <text:list xml:id="list24918804704648807" text:style-name="L7">
        <text:list-item>
          <text:p text:style-name="P55">Transaction</text:p>
        </text:list-item>
        <text:list-item>
          <text:p text:style-name="P55">JPA</text:p>
        </text:list-item>
        <text:list-item>
          <text:p text:style-name="P55">Security</text:p>
        </text:list-item>
        <text:list-item>
          <text:p text:style-name="P55">JNDI ( look up via java:global, java:app, java:module)</text:p>
          <text:p text:style-name="P55"/>
        </text:list-item>
      </text:list>
      <text:h text:style-name="Heading_20_3" text:outline-level="3">Resource lookup</text:h>
      <text:p text:style-name="P1">For an EJB bundle, there might be a number of EJBs defined. The EJBs can be defined either via annotations or XML in the EJB deployment descriptor, which is called META-INF/ejb-jar.xml or WEB-INF/ejb-jar.xml in Java EE. The EJBs defined in the host and fragments should be searched through. </text:p>
      <text:p text:style-name="P27"/>
      <text:h text:style-name="Heading_20_3" text:outline-level="3">Resource injection and annotations</text:h>
      <text:p text:style-name="Body">The EJB application deployment descriptor may specify the metadata-complete attribute on the ejb-jar element of the ejb-jar.xml. If the attribute value is true, no annotation scan will be performed. Any EJB annotations will be ignored. If the attribute value is false, the container should examine the classes for annotations. This specification must support the EJB 3.x annotations. If JPA, CDI, Security are used in the EJB bundle, the relevant annotations such as @PersistenceContext, @PersistenceUnit for JPA, must be supported.</text:p>
      <text:h text:style-name="Heading_20_3" text:outline-level="3">EJB application class loader</text:h>
      <text:p text:style-name="Body">The implementation should not allow the application to override Java SE or Java EE platform classes, such as those in java.* and javax.* namespaces, that either Java SE or Java EE do not allow to be modified.</text:p>
      <text:h text:style-name="Heading_20_2" text:outline-level="2">Component model interoperability</text:h>
      <text:p text:style-name="Body">An EJB bundle may need to inter-operate with other component models such as Blueprint services (RFC124) and Declarative Services. Since EJB container owns the life cycle of an EJB bundle, this eliminate the possibility of an EJB bundle to be simultaneously be a component of another component model.</text:p>
      <text:p text:style-name="Body"><text:soft-page-break/>A typical interaction between the different component models is that an EJB bundle depends on a Blueprint or DS service. Interactions between them are managed by the OSGi service registry. An EJB bundle can perform service lookup via BundleContext or via jndi lookup such as osgi:services or @Resource annotation.</text:p>
      <text:h text:style-name="Heading_20_1" text:outline-level="1">Data Transfer Objects</text:h>
      <text:p text:style-name="P21">RFC 185 defines Data Transfer Objects as a generic means for management solutions to interact with runtime entities in an OSGi Framework. DTOs provides a common, easily serializable representation of the technology.</text:p>
      <text:p text:style-name="P21">For all new functionality added to the OSGi Framework the question should be asked: would this feature benefit from a DTO? The expectation is that in most cases it would.</text:p>
      <text:p text:style-name="P21">The DTOs for the design in this RFC should be described here and if there are no DTOs being defined an explanation should be given explaining why this is not applicable in this case.</text:p>
      <text:p text:style-name="P21">This section is optional and could also be provided in a separate RFC.</text:p>
      <text:h text:style-name="Heading_20_1"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1">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460878368911317790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list xml:id="list1800067318" text:continue-numbering="true" text:style-name="WW8Num3">
        <text:list-item>
          <text:p text:style-name="P64"><text:bookmark-start text:name="__RefNumPara__1057_1187758706"/>EJB 3.1 specification, JSR318. <text:a xlink:type="simple" xlink:href="http://download.oracle.com/otn-pub/jcp/ejb-3.1-fr-eval-oth-JSpec/ejb-3_1-fr-spec.pdf">http://download.oracle.com/otn-pub/jcp/ejb-3.1-fr-eval-oth-JSpec/ejb-3_1-fr-spec.pdf</text:a><text:bookmark-end text:name="__RefNumPara__1057_1187758706"/></text:p>
        </text:list-item>
        <text:list-item>
          <text:p text:style-name="P64"><text:bookmark-start text:name="__RefNumPara__2107_1690658993"/><text:a xlink:type="simple" xlink:href="http://en.wikipedia.org/wiki/Enterprise_JavaBean">http://en.wikipedia.org/wiki/Enterprise_JavaBean</text:a><text:bookmark-end text:name="__RefNumPara__2107_1690658993"/></text:p>
        </text:list-item>
        <text:list-item>
          <text:p text:style-name="P64">Apache Aries project, <text:a xlink:type="simple" xlink:href="http://aries.apache.org/">http://aries.apache.org/</text:a></text:p>
        </text:list-item>
        <text:list-item>
          <text:p text:style-name="P64"><text:bookmark-start text:name="__RefNumPara__4612_2070987936"/>RFP 98 OSGi Platform and Java EE Integration.<text:bookmark-end text:name="__RefNumPara__4612_2070987936"/></text:p>
        </text:list-item>
        <text:list-item>
          <text:p text:style-name="P64"><text:bookmark-start text:name="__RefNumPara__3140_779682644"/>RFP 0146 CDI Integration<text:bookmark-end text:name="__RefNumPara__3140_779682644"/></text:p>
        </text:list-item>
        <text:list-item>
          <text:p text:style-name="P64"><text:bookmark-start text:name="__RefNumPara__2517_2077592377"/>Kriens, P. The OSGi Extender Model, <text:span text:style-name="T9">http://www.osgi.org/blog/2007/02/osgi-extender-model.html </text:span><text:bookmark-end text:name="__RefNumPara__2517_2077592377"/></text:p>
        </text:list-item>
        <text:list-item>
          <text:p text:style-name="P62"><text:bookmark-start text:name="__RefNumPara__3384_2077592377"/>RFC 195 Service Scopes<text:bookmark-end text:name="__RefNumPara__3384_2077592377"/></text:p>
        </text:list-item>
      </text:list>
      <text:p text:style-name="Standard"/>
      <text:p text:style-name="P12"/>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B1" office:value-type="string">
            <text:p text:style-name="P18"><text:change-start text:change-id="ct487627888"/>Emily Jiang<text:change-end text:change-id="ct487627888"/></text:p>
          </table:table-cell>
        </table:table-row>
        <table:table-row table:style-name="Table2.1">
          <table:table-cell table:style-name="Table2.A1" office:value-type="string">
            <text:p text:style-name="P18">Company</text:p>
          </table:table-cell>
          <table:table-cell table:style-name="Table2.B1" office:value-type="string">
            <text:p text:style-name="P18"><text:change-start text:change-id="ct280748624"/>IBM<text:change-end text:change-id="ct280748624"/></text:p>
          </table:table-cell>
        </table:table-row>
        <table:table-row table:style-name="Table2.1">
          <table:table-cell table:style-name="Table2.A1" office:value-type="string">
            <text:p text:style-name="P18">Address</text:p>
          </table:table-cell>
          <table:table-cell table:style-name="Table2.B1" office:value-type="string">
            <text:p text:style-name="P18"/>
          </table:table-cell>
        </table:table-row>
        <table:table-row table:style-name="Table2.1">
          <table:table-cell table:style-name="Table2.A1" office:value-type="string">
            <text:p text:style-name="P18">Voice</text:p>
          </table:table-cell>
          <table:table-cell table:style-name="Table2.B1" office:value-type="string">
            <text:p text:style-name="P18"/>
          </table:table-cell>
        </table:table-row>
        <table:table-row table:style-name="Table2.1">
          <table:table-cell table:style-name="Table2.A1" office:value-type="string">
            <text:p text:style-name="P16">e-mail</text:p>
          </table:table-cell>
          <table:table-cell table:style-name="Table2.B1" office:value-type="string">
            <text:p text:style-name="P16"><text:change-start text:change-id="ct280566528"/>emijiang@uk.ibm.com<text:change-end text:change-id="ct280566528"/></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sans-serif" svg:font-family="sans-serif"/>
    <style:font-face style:name="Courier New" svg:font-family="'Courier New'" style:font-family-generic="modern"/>
    <style:font-face style:name="Tms Rmn" svg:font-family="'Tms Rmn'" style:font-family-generic="roman"/>
    <style:font-face style:name="Arial2" svg:font-family="Arial, 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0194-EJB-Integration</text:user-defined><text:tab/>Page <text:page-number text:select-page="current">16</text:page-number> of <text:page-count style:num-format="1">16</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4-08T19:13:48.98</meta:creation-date>
    <meta:editing-cycles>4</meta:editing-cycles>
    <meta:editing-duration>PT22H53M13S</meta:editing-duration>
    <dc:date>2013-07-25T11:10:12</dc:date>
    <dc:creator>BJ Hargrave</dc:creator>
    <meta:document-statistic meta:table-count="4" meta:image-count="2" meta:object-count="0" meta:page-count="16" meta:paragraph-count="349" meta:word-count="4957" meta:character-count="31839"/>
    <meta:user-defined meta:name="Company">IBM</meta:user-defined>
    <meta:user-defined meta:name="Info 3"/>
    <meta:user-defined meta:name="Info 4"/>
    <meta:user-defined meta:name="RFC Title">rfc-0194-EJB-Integration</meta:user-defined>
  </office:meta>
</office:document-meta>
</file>